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63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882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0311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0909in"/>
    </style:style>
    <style:style style:name="co8" style:family="table-column">
      <style:table-column-properties fo:break-before="auto" style:column-width="2.1752in"/>
    </style:style>
    <style:style style:name="co9" style:family="table-column">
      <style:table-column-properties fo:break-before="auto" style:column-width="2.5563in"/>
    </style:style>
    <style:style style:name="co10" style:family="table-column">
      <style:table-column-properties fo:break-before="auto" style:column-width="0.6665in"/>
    </style:style>
    <style:style style:name="co11" style:family="table-column">
      <style:table-column-properties fo:break-before="auto" style:column-width="2.5618in"/>
    </style:style>
    <style:style style:name="co12" style:family="table-column">
      <style:table-column-properties fo:break-before="auto" style:column-width="0.7217in"/>
    </style:style>
    <style:style style:name="co13" style:family="table-column">
      <style:table-column-properties fo:break-before="auto" style:column-width="0.4819in"/>
    </style:style>
    <style:style style:name="co14" style:family="table-column">
      <style:table-column-properties fo:break-before="auto" style:column-width="0.4425in"/>
    </style:style>
    <style:style style:name="co15" style:family="table-column">
      <style:table-column-properties fo:break-before="auto" style:column-width="0.5898in"/>
    </style:style>
    <style:style style:name="co16" style:family="table-column">
      <style:table-column-properties fo:break-before="auto" style:column-width="1.05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0.9327in"/>
    </style:style>
    <style:style style:name="co19" style:family="table-column">
      <style:table-column-properties fo:break-before="auto" style:column-width="0.8465in"/>
    </style:style>
    <style:style style:name="co20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0.9965in"/>
    </style:style>
    <style:style style:name="co22" style:family="table-column">
      <style:table-column-properties fo:break-before="auto" style:column-width="1.4472in"/>
    </style:style>
    <style:style style:name="co23" style:family="table-column">
      <style:table-column-properties fo:break-before="auto" style:column-width="1.7154in"/>
    </style:style>
    <style:style style:name="co24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3646in" fo:break-before="auto" style:use-optimal-row-height="false"/>
    </style:style>
    <style:style style:name="ta1" style:family="table" style:master-page-name="Nieve">
      <style:table-properties table:display="true" style:writing-mode="lr-tb"/>
    </style:style>
    <style:style style:name="ta2" style:family="table" style:master-page-name="Smarter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 style:data-style-name="N6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fo:border-bottom="0.99pt solid #000000" fo:background-color="#eeeeee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gnm:background-colour="#eeeeee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ce181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 style:data-style-name="N120">
      <style:table-cell-properties style:glyph-orientation-vertical="auto" fo:border-bottom="0.99pt solid #000000" fo:background-color="#eeeeee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gnm:background-colour="#eeeeee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ce181e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fo:border-bottom="0.99pt solid #000000" fo:background-color="#eeeeee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eeeeee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>
      <style:table-cell-properties style:glyph-orientation-vertical="auto" fo:border-bottom="0.99pt solid #000000" fo:background-color="#eeeeee" style:cell-protect="protected" style:print-content="true" style:diagonal-bl-tr="none" style:diagonal-tl-br="none" style:text-align-source="fix" style:repeat-content="false" fo:wrap-option="wrap" fo:border-left="none" fo:border-right="none" style:rotation-angle="0" style:rotation-align="none" style:shrink-to-fit="false" fo:border-top="none" gnm:background-colour="#eeeeee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Niev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17" table:default-cell-style-name="Default"/>
        <table:table-row table:style-name="ro1">
          <table:table-cell table:style-name="Gnumeric-default" table:number-columns-repeated="3"/>
          <table:table-cell table:style-name="ce3" table:number-columns-repeated="5"/>
          <table:table-cell table:style-name="ce6" table:number-columns-repeated="2"/>
          <table:table-cell table:style-name="Gnumeric-default" table:number-columns-repeated="118"/>
        </table:table-row>
        <table:table-row table:style-name="ro1">
          <table:table-cell table:style-name="ce1" office:value-type="string" calcext:value-type="string">
            <text:p>Clock Rate</text:p>
          </table:table-cell>
          <table:table-cell table:style-name="ce2" office:value-type="float" office:value="1000000" calcext:value-type="float">
            <text:p>1.00E+06</text:p>
          </table:table-cell>
          <table:table-cell table:style-name="Gnumeric-default" office:value-type="string" calcext:value-type="string">
            <text:p>Hz</text:p>
          </table:table-cell>
          <table:table-cell table:style-name="ce4" office:value-type="string" calcext:value-type="string">
            <text:p>Pitch Name</text:p>
          </table:table-cell>
          <table:table-cell table:style-name="ce4" office:value-type="string" calcext:value-type="string">
            <text:p>Ideal Pitch</text:p>
          </table:table-cell>
          <table:table-cell table:style-name="ce4" office:value-type="string" calcext:value-type="string">
            <text:p>Ideal P. A. Multiplier</text:p>
          </table:table-cell>
          <table:table-cell table:style-name="ce4" office:value-type="string" calcext:value-type="string">
            <text:p>P. A. Multiplier</text:p>
          </table:table-cell>
          <table:table-cell table:style-name="ce4" office:value-type="string" calcext:value-type="string">
            <text:p>Samples Per Wave</text:p>
          </table:table-cell>
          <table:table-cell table:style-name="ce7" office:value-type="string" calcext:value-type="string">
            <text:p>Achieved Pitch</text:p>
          </table:table-cell>
          <table:table-cell table:style-name="ce7" office:value-type="string" calcext:value-type="string">
            <text:p>Cent Deviation From Ideal Pitch</text:p>
          </table:table-cell>
          <table:table-cell table:style-name="ce9" office:value-type="string" calcext:value-type="string">
            <text:p>Multiplexing Rate to Run 8 Oscillators</text:p>
          </table:table-cell>
          <table:table-cell table:style-name="Gnumeric-default" table:number-columns-repeated="117"/>
        </table:table-row>
        <table:table-row table:style-name="ro1">
          <table:table-cell table:style-name="ce1" office:value-type="string" calcext:value-type="string">
            <text:p>Phase Accumulator Bits</text:p>
          </table:table-cell>
          <table:table-cell table:style-name="Gnumeric-default" office:value-type="float" office:value="13" calcext:value-type="float">
            <text:p>13</text:p>
          </table:table-cell>
          <table:table-cell table:style-name="Gnumeric-default"/>
          <table:table-cell table:style-name="ce3" office:value-type="string" calcext:value-type="string">
            <text:p>A0</text:p>
          </table:table-cell>
          <table:table-cell table:style-name="ce3" office:value-type="float" office:value="27.5" calcext:value-type="float">
            <text:p>27.5</text:p>
          </table:table-cell>
          <table:table-cell table:style-name="ce3" table:formula="of:=[.E3]/[.$B$5]" office:value-type="float" office:value="28.83584" calcext:value-type="float">
            <text:p>28.83584</text:p>
          </table:table-cell>
          <table:table-cell table:style-name="ce3" table:formula="of:=ROUND([.F3])" office:value-type="float" office:value="29" calcext:value-type="float">
            <text:p>29</text:p>
          </table:table-cell>
          <table:table-cell table:style-name="ce3" office:value-type="float" office:value="128" calcext:value-type="float">
            <text:p>128</text:p>
          </table:table-cell>
          <table:table-cell table:style-name="ce6" table:formula="of:=(([.$B$2]/(2^([.$B$3])))*[.G3])/[.H3]" office:value-type="float" office:value="27.6565551757812" calcext:value-type="float">
            <text:p>27.657</text:p>
          </table:table-cell>
          <table:table-cell table:style-name="ce6" table:formula="of:=1200*LOG(([.I3]/[.E3]);2)" office:value-type="float" office:value="9.827821112504" calcext:value-type="float">
            <text:p>9.828</text:p>
          </table:table-cell>
          <table:table-cell table:style-name="Gnumeric-default" table:number-columns-repeated="118"/>
        </table:table-row>
        <table:table-row table:style-name="ro1">
          <table:table-cell table:style-name="ce1" office:value-type="string" calcext:value-type="string">
            <text:p>Number of Samples Per Wave</text:p>
          </table:table-cell>
          <table:table-cell table:style-name="Gnumeric-default" office:value-type="float" office:value="128" calcext:value-type="float">
            <text:p>128</text:p>
          </table:table-cell>
          <table:table-cell table:style-name="Gnumeric-default"/>
          <table:table-cell table:style-name="ce3" office:value-type="string" calcext:value-type="string">
            <text:p>A1</text:p>
          </table:table-cell>
          <table:table-cell table:style-name="ce3" office:value-type="float" office:value="55" calcext:value-type="float">
            <text:p>55</text:p>
          </table:table-cell>
          <table:table-cell table:style-name="ce3" table:formula="of:=[.E4]/[.$B$5]" office:value-type="float" office:value="57.67168" calcext:value-type="float">
            <text:p>57.67168</text:p>
          </table:table-cell>
          <table:table-cell table:style-name="ce3" table:formula="of:=ROUND([.F4])" office:value-type="float" office:value="58" calcext:value-type="float">
            <text:p>58</text:p>
          </table:table-cell>
          <table:table-cell table:style-name="ce3" office:value-type="float" office:value="128" calcext:value-type="float">
            <text:p>128</text:p>
          </table:table-cell>
          <table:table-cell table:style-name="ce6" table:formula="of:=(([.$B$2]/(2^([.$B$3])))*[.G4])/[.H4]" office:value-type="float" office:value="55.3131103515625" calcext:value-type="float">
            <text:p>55.313</text:p>
          </table:table-cell>
          <table:table-cell table:style-name="ce6" table:formula="of:=1200*LOG(([.I4]/[.E4]);2)" office:value-type="float" office:value="9.827821112504" calcext:value-type="float">
            <text:p>9.828</text:p>
          </table:table-cell>
          <table:table-cell table:style-name="Gnumeric-default" table:number-columns-repeated="118"/>
        </table:table-row>
        <table:table-row table:style-name="ro1">
          <table:table-cell table:style-name="ce1" office:value-type="string" calcext:value-type="string">
            <text:p>Lowest Possible Pitch Without Dividers</text:p>
          </table:table-cell>
          <table:table-cell table:style-name="Gnumeric-default" table:formula="of:=(([.B2]/(2^[.B3]))*1)/128" office:value-type="float" office:value="0.95367431640625" calcext:value-type="float">
            <text:p>0.9536743164063</text:p>
          </table:table-cell>
          <table:table-cell table:style-name="Gnumeric-default" office:value-type="string" calcext:value-type="string">
            <text:p>Hz</text:p>
          </table:table-cell>
          <table:table-cell table:style-name="ce3" office:value-type="string" calcext:value-type="string">
            <text:p>A2</text:p>
          </table:table-cell>
          <table:table-cell table:style-name="ce3" office:value-type="float" office:value="110" calcext:value-type="float">
            <text:p>110</text:p>
          </table:table-cell>
          <table:table-cell table:style-name="ce3" table:formula="of:=[.E5]/[.$B$5]" office:value-type="float" office:value="115.34336" calcext:value-type="float">
            <text:p>115.34336</text:p>
          </table:table-cell>
          <table:table-cell table:style-name="ce3" table:formula="of:=ROUND([.F5])" office:value-type="float" office:value="115" calcext:value-type="float">
            <text:p>115</text:p>
          </table:table-cell>
          <table:table-cell table:style-name="ce3" office:value-type="float" office:value="128" calcext:value-type="float">
            <text:p>128</text:p>
          </table:table-cell>
          <table:table-cell table:style-name="ce6" table:formula="of:=(([.$B$2]/(2^([.$B$3])))*[.G5])/[.H5]" office:value-type="float" office:value="109.672546386719" calcext:value-type="float">
            <text:p>109.673</text:p>
          </table:table-cell>
          <table:table-cell table:style-name="ce6" table:formula="of:=1200*LOG(([.I5]/[.E5]);2)" office:value-type="float" office:value="-5.16131190733243" calcext:value-type="float">
            <text:p>-5.161</text:p>
          </table:table-cell>
          <table:table-cell table:style-name="Gnumeric-default" table:number-columns-repeated="118"/>
        </table:table-row>
        <table:table-row table:style-name="ro1">
          <table:table-cell table:style-name="ce1" office:value-type="string" calcext:value-type="string">
            <text:p>Phase Accumulator Maximum Count</text:p>
          </table:table-cell>
          <table:table-cell table:style-name="Gnumeric-default" table:formula="of:=2^[.B3]" office:value-type="float" office:value="8192" calcext:value-type="float">
            <text:p>8192</text:p>
          </table:table-cell>
          <table:table-cell table:style-name="Gnumeric-default"/>
          <table:table-cell table:style-name="ce3" office:value-type="string" calcext:value-type="string">
            <text:p>A3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formula="of:=[.E6]/[.$B$5]" office:value-type="float" office:value="230.68672" calcext:value-type="float">
            <text:p>230.68672</text:p>
          </table:table-cell>
          <table:table-cell table:style-name="ce3" table:formula="of:=ROUND([.F6])" office:value-type="float" office:value="231" calcext:value-type="float">
            <text:p>231</text:p>
          </table:table-cell>
          <table:table-cell table:style-name="ce3" office:value-type="float" office:value="128" calcext:value-type="float">
            <text:p>128</text:p>
          </table:table-cell>
          <table:table-cell table:style-name="ce6" table:formula="of:=(([.$B$2]/(2^([.$B$3])))*[.G6])/[.H6]" office:value-type="float" office:value="220.298767089844" calcext:value-type="float">
            <text:p>220.299</text:p>
          </table:table-cell>
          <table:table-cell table:style-name="ce6" table:formula="of:=1200*LOG(([.I6]/[.E6]);2)" office:value-type="float" office:value="2.34947665868643" calcext:value-type="float">
            <text:p>2.349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table:number-columns-repeated="3"/>
          <table:table-cell table:style-name="ce3" office:value-type="string" calcext:value-type="string">
            <text:p>A4</text:p>
          </table:table-cell>
          <table:table-cell table:style-name="ce3" office:value-type="float" office:value="440" calcext:value-type="float">
            <text:p>440</text:p>
          </table:table-cell>
          <table:table-cell table:style-name="ce3" table:formula="of:=[.E7]/[.$B$5]" office:value-type="float" office:value="461.37344" calcext:value-type="float">
            <text:p>461.37344</text:p>
          </table:table-cell>
          <table:table-cell table:style-name="ce3" table:formula="of:=ROUND([.F7])" office:value-type="float" office:value="461" calcext:value-type="float">
            <text:p>461</text:p>
          </table:table-cell>
          <table:table-cell table:style-name="ce3" office:value-type="float" office:value="128" calcext:value-type="float">
            <text:p>128</text:p>
          </table:table-cell>
          <table:table-cell table:style-name="ce6" table:formula="of:=(([.$B$2]/(2^([.$B$3])))*[.G7])/[.H7]" office:value-type="float" office:value="439.643859863281" calcext:value-type="float">
            <text:p>439.644</text:p>
          </table:table-cell>
          <table:table-cell table:style-name="ce6" table:formula="of:=1200*LOG(([.I7]/[.E7]);2)" office:value-type="float" office:value="-1.40184452537708" calcext:value-type="float">
            <text:p>-1.402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table:number-columns-repeated="3"/>
          <table:table-cell table:style-name="ce3" office:value-type="string" calcext:value-type="string">
            <text:p>A5</text:p>
          </table:table-cell>
          <table:table-cell table:style-name="ce3" office:value-type="float" office:value="880" calcext:value-type="float">
            <text:p>880</text:p>
          </table:table-cell>
          <table:table-cell table:style-name="ce3" table:formula="of:=[.E8]/[.$B$5]" office:value-type="float" office:value="922.74688" calcext:value-type="float">
            <text:p>922.74688</text:p>
          </table:table-cell>
          <table:table-cell table:style-name="ce3" table:formula="of:=ROUND([.F8])" office:value-type="float" office:value="923" calcext:value-type="float">
            <text:p>923</text:p>
          </table:table-cell>
          <table:table-cell table:style-name="ce3" office:value-type="float" office:value="128" calcext:value-type="float">
            <text:p>128</text:p>
          </table:table-cell>
          <table:table-cell table:style-name="ce6" table:formula="of:=(([.$B$2]/(2^([.$B$3])))*[.G8])/[.H8]" office:value-type="float" office:value="880.241394042969" calcext:value-type="float">
            <text:p>880.241</text:p>
          </table:table-cell>
          <table:table-cell table:style-name="ce6" table:formula="of:=1200*LOG(([.I8]/[.E8]);2)" office:value-type="float" office:value="0.474832134346621" calcext:value-type="float">
            <text:p>0.475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table:number-columns-repeated="3"/>
          <table:table-cell table:style-name="ce3" office:value-type="string" calcext:value-type="string">
            <text:p>A6</text:p>
          </table:table-cell>
          <table:table-cell table:style-name="ce3" office:value-type="float" office:value="1760" calcext:value-type="float">
            <text:p>1760</text:p>
          </table:table-cell>
          <table:table-cell table:style-name="ce3" table:formula="of:=[.E9]/[.$B$5]" office:value-type="float" office:value="1845.49376" calcext:value-type="float">
            <text:p>1845.49376</text:p>
          </table:table-cell>
          <table:table-cell table:style-name="ce3" table:formula="of:=ROUND([.F9])" office:value-type="float" office:value="1845" calcext:value-type="float">
            <text:p>1845</text:p>
          </table:table-cell>
          <table:table-cell table:style-name="ce3" office:value-type="float" office:value="128" calcext:value-type="float">
            <text:p>128</text:p>
          </table:table-cell>
          <table:table-cell table:style-name="ce6" table:formula="of:=(([.$B$2]/(2^([.$B$3])))*[.G9])/[.H9]" office:value-type="float" office:value="1759.52911376953" calcext:value-type="float">
            <text:p>1759.529</text:p>
          </table:table-cell>
          <table:table-cell table:style-name="ce6" table:formula="of:=1200*LOG(([.I9]/[.E9]);2)" office:value-type="float" office:value="-0.463251903272466" calcext:value-type="float">
            <text:p>-0.463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table:number-columns-repeated="3"/>
          <table:table-cell table:style-name="ce3" office:value-type="string" calcext:value-type="string">
            <text:p>A7</text:p>
          </table:table-cell>
          <table:table-cell table:style-name="ce3" office:value-type="float" office:value="3520" calcext:value-type="float">
            <text:p>3520</text:p>
          </table:table-cell>
          <table:table-cell table:style-name="ce3" table:formula="of:=[.E10]/[.$B$5]" office:value-type="float" office:value="3690.98752" calcext:value-type="float">
            <text:p>3690.98752</text:p>
          </table:table-cell>
          <table:table-cell table:style-name="ce3" table:formula="of:=ROUND([.F10])" office:value-type="float" office:value="3691" calcext:value-type="float">
            <text:p>3691</text:p>
          </table:table-cell>
          <table:table-cell table:style-name="ce3" office:value-type="float" office:value="128" calcext:value-type="float">
            <text:p>128</text:p>
          </table:table-cell>
          <table:table-cell table:style-name="ce6" table:formula="of:=(([.$B$2]/(2^([.$B$3])))*[.G10])/[.H10]" office:value-type="float" office:value="3520.01190185547" calcext:value-type="float">
            <text:p>3520.012</text:p>
          </table:table-cell>
          <table:table-cell table:style-name="ce6" table:formula="of:=1200*LOG(([.I10]/[.E10]);2)" office:value-type="float" office:value="0.00585365414763414" calcext:value-type="float">
            <text:p>0.006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table:number-columns-repeated="3"/>
          <table:table-cell table:style-name="ce5" office:value-type="string" calcext:value-type="string">
            <text:p>A8</text:p>
          </table:table-cell>
          <table:table-cell table:style-name="ce5" office:value-type="float" office:value="7040" calcext:value-type="float">
            <text:p>7040</text:p>
          </table:table-cell>
          <table:table-cell table:style-name="ce5" table:formula="of:=[.E11]/[.$B$5]" office:value-type="float" office:value="7381.97504" calcext:value-type="float">
            <text:p>7381.97504</text:p>
          </table:table-cell>
          <table:table-cell table:style-name="ce5" table:formula="of:=ROUND([.F11])" office:value-type="float" office:value="7382" calcext:value-type="float">
            <text:p>7382</text:p>
          </table:table-cell>
          <table:table-cell table:style-name="ce3" office:value-type="float" office:value="128" calcext:value-type="float">
            <text:p>128</text:p>
          </table:table-cell>
          <table:table-cell table:style-name="ce6" table:formula="of:=(([.$B$2]/(2^([.$B$3])))*[.G11])/[.H11]" office:value-type="float" office:value="7040.02380371094" calcext:value-type="float">
            <text:p>7040.024</text:p>
          </table:table-cell>
          <table:table-cell table:style-name="ce8" table:formula="of:=1200*LOG(([.I11]/[.E11]);2)" office:value-type="float" office:value="0.00585365414763414" calcext:value-type="float">
            <text:p>0.006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table:number-columns-repeated="3"/>
          <table:table-cell table:style-name="ce5" office:value-type="string" calcext:value-type="string">
            <text:p>A9</text:p>
          </table:table-cell>
          <table:table-cell table:style-name="ce5" office:value-type="float" office:value="14080" calcext:value-type="float">
            <text:p>14080</text:p>
          </table:table-cell>
          <table:table-cell table:style-name="ce5" table:formula="of:=[.E12]/[.$B$5]" office:value-type="float" office:value="14763.95008" calcext:value-type="float">
            <text:p>14763.95008</text:p>
          </table:table-cell>
          <table:table-cell table:style-name="ce5" table:formula="of:=ROUND([.F12])" office:value-type="float" office:value="14764" calcext:value-type="float">
            <text:p>14764</text:p>
          </table:table-cell>
          <table:table-cell table:style-name="ce3" office:value-type="float" office:value="128" calcext:value-type="float">
            <text:p>128</text:p>
          </table:table-cell>
          <table:table-cell table:style-name="ce6" table:formula="of:=(([.$B$2]/(2^([.$B$3])))*[.G12])/[.H12]" office:value-type="float" office:value="14080.0476074219" calcext:value-type="float">
            <text:p>14080.048</text:p>
          </table:table-cell>
          <table:table-cell table:style-name="ce8" table:formula="of:=1200*LOG(([.I12]/[.E12]);2)" office:value-type="float" office:value="0.00585365414763414" calcext:value-type="float">
            <text:p>0.006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table:number-columns-repeated="3"/>
          <table:table-cell table:style-name="ce5" office:value-type="string" calcext:value-type="string">
            <text:p>A10</text:p>
          </table:table-cell>
          <table:table-cell table:style-name="ce5" office:value-type="float" office:value="28160" calcext:value-type="float">
            <text:p>28160</text:p>
          </table:table-cell>
          <table:table-cell table:style-name="ce5" table:formula="of:=[.E13]/[.$B$5]" office:value-type="float" office:value="29527.90016" calcext:value-type="float">
            <text:p>29527.90016</text:p>
          </table:table-cell>
          <table:table-cell table:style-name="ce5" table:formula="of:=ROUND([.F13])" office:value-type="float" office:value="29528" calcext:value-type="float">
            <text:p>29528</text:p>
          </table:table-cell>
          <table:table-cell table:style-name="ce3" office:value-type="float" office:value="128" calcext:value-type="float">
            <text:p>128</text:p>
          </table:table-cell>
          <table:table-cell table:style-name="ce6" table:formula="of:=(([.$B$2]/(2^([.$B$3])))*[.G13])/[.H13]" office:value-type="float" office:value="28160.0952148437" calcext:value-type="float">
            <text:p>28160.095</text:p>
          </table:table-cell>
          <table:table-cell table:style-name="ce8" table:formula="of:=1200*LOG(([.I13]/[.E13]);2)" office:value-type="float" office:value="0.00585365414763414" calcext:value-type="float">
            <text:p>0.006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table:number-columns-repeated="3"/>
          <table:table-cell table:style-name="ce3" table:number-columns-repeated="5"/>
          <table:table-cell table:style-name="ce6" table:number-columns-repeated="2"/>
          <table:table-cell table:style-name="Gnumeric-default" table:number-columns-repeated="118"/>
        </table:table-row>
        <table:table-row table:style-name="ro1">
          <table:table-cell table:style-name="ce1" office:value-type="string" calcext:value-type="string">
            <text:p>Clock Rate</text:p>
          </table:table-cell>
          <table:table-cell table:style-name="ce2" office:value-type="float" office:value="1000000" calcext:value-type="float">
            <text:p>1.00E+06</text:p>
          </table:table-cell>
          <table:table-cell table:style-name="Gnumeric-default" office:value-type="string" calcext:value-type="string">
            <text:p>Hz</text:p>
          </table:table-cell>
          <table:table-cell table:style-name="ce4" office:value-type="string" calcext:value-type="string">
            <text:p>Pitch Name</text:p>
          </table:table-cell>
          <table:table-cell table:style-name="ce4" office:value-type="string" calcext:value-type="string">
            <text:p>Ideal Pitch</text:p>
          </table:table-cell>
          <table:table-cell table:style-name="ce4" office:value-type="string" calcext:value-type="string">
            <text:p>Ideal P. A. Multiplier</text:p>
          </table:table-cell>
          <table:table-cell table:style-name="ce4" office:value-type="string" calcext:value-type="string">
            <text:p>P. A. Multiplier</text:p>
          </table:table-cell>
          <table:table-cell table:style-name="ce4" office:value-type="string" calcext:value-type="string">
            <text:p>Samples Per Wave</text:p>
          </table:table-cell>
          <table:table-cell table:style-name="ce7" office:value-type="string" calcext:value-type="string">
            <text:p>Achieved Pitch</text:p>
          </table:table-cell>
          <table:table-cell table:style-name="ce7" office:value-type="string" calcext:value-type="string">
            <text:p>Cent Deviation From Ideal Pitch</text:p>
          </table:table-cell>
          <table:table-cell table:style-name="ce9" office:value-type="string" calcext:value-type="string">
            <text:p>Multiplexing Rate to Run 8 Oscillators</text:p>
          </table:table-cell>
          <table:table-cell table:style-name="Gnumeric-default" table:number-columns-repeated="117"/>
        </table:table-row>
        <table:table-row table:style-name="ro1">
          <table:table-cell table:style-name="ce1" office:value-type="string" calcext:value-type="string">
            <text:p>Phase Accumulator Bits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Gnumeric-default"/>
          <table:table-cell table:style-name="ce3" office:value-type="string" calcext:value-type="string">
            <text:p>A0</text:p>
          </table:table-cell>
          <table:table-cell table:style-name="ce3" office:value-type="float" office:value="27.5" calcext:value-type="float">
            <text:p>27.5</text:p>
          </table:table-cell>
          <table:table-cell table:style-name="ce3" table:formula="of:=[.E16]/[.$B$18]" office:value-type="float" office:value="57.67168" calcext:value-type="float">
            <text:p>57.67168</text:p>
          </table:table-cell>
          <table:table-cell table:style-name="ce3" table:formula="of:=ROUND([.F16])" office:value-type="float" office:value="58" calcext:value-type="float">
            <text:p>58</text:p>
          </table:table-cell>
          <table:table-cell table:style-name="ce3" office:value-type="float" office:value="128" calcext:value-type="float">
            <text:p>128</text:p>
          </table:table-cell>
          <table:table-cell table:style-name="ce6" table:formula="of:=(([.$B$15]/(2^([.$B$16])))*[.G16])/[.H16]" office:value-type="float" office:value="27.6565551757812" calcext:value-type="float">
            <text:p>27.657</text:p>
          </table:table-cell>
          <table:table-cell table:style-name="ce6" table:formula="of:=1200*LOG(([.I16]/[.E16]);2)" office:value-type="float" office:value="9.827821112504" calcext:value-type="float">
            <text:p>9.828</text:p>
          </table:table-cell>
          <table:table-cell table:style-name="Gnumeric-default" table:number-columns-repeated="118"/>
        </table:table-row>
        <table:table-row table:style-name="ro1">
          <table:table-cell table:style-name="ce1" office:value-type="string" calcext:value-type="string">
            <text:p>Number of Samples Per Wave</text:p>
          </table:table-cell>
          <table:table-cell table:style-name="Gnumeric-default" office:value-type="float" office:value="128" calcext:value-type="float">
            <text:p>128</text:p>
          </table:table-cell>
          <table:table-cell table:style-name="Gnumeric-default"/>
          <table:table-cell table:style-name="ce3" office:value-type="string" calcext:value-type="string">
            <text:p>A1</text:p>
          </table:table-cell>
          <table:table-cell table:style-name="ce3" office:value-type="float" office:value="55" calcext:value-type="float">
            <text:p>55</text:p>
          </table:table-cell>
          <table:table-cell table:style-name="ce3" table:formula="of:=[.E17]/[.$B$18]" office:value-type="float" office:value="115.34336" calcext:value-type="float">
            <text:p>115.34336</text:p>
          </table:table-cell>
          <table:table-cell table:style-name="ce3" table:formula="of:=ROUND([.F17])" office:value-type="float" office:value="115" calcext:value-type="float">
            <text:p>115</text:p>
          </table:table-cell>
          <table:table-cell table:style-name="ce3" office:value-type="float" office:value="128" calcext:value-type="float">
            <text:p>128</text:p>
          </table:table-cell>
          <table:table-cell table:style-name="ce6" table:formula="of:=(([.$B$15]/(2^([.$B$16])))*[.G17])/[.H17]" office:value-type="float" office:value="54.8362731933594" calcext:value-type="float">
            <text:p>54.836</text:p>
          </table:table-cell>
          <table:table-cell table:style-name="ce6" table:formula="of:=1200*LOG(([.I17]/[.E17]);2)" office:value-type="float" office:value="-5.16131190733243" calcext:value-type="float">
            <text:p>-5.161</text:p>
          </table:table-cell>
          <table:table-cell table:style-name="Gnumeric-default" table:number-columns-repeated="118"/>
        </table:table-row>
        <table:table-row table:style-name="ro1">
          <table:table-cell table:style-name="ce1" office:value-type="string" calcext:value-type="string">
            <text:p>Lowest Possible Pitch Without Dividers</text:p>
          </table:table-cell>
          <table:table-cell table:style-name="Gnumeric-default" table:formula="of:=(([.B15]/(2^[.B16]))*1)/128" office:value-type="float" office:value="0.476837158203125" calcext:value-type="float">
            <text:p>0.4768371582031</text:p>
          </table:table-cell>
          <table:table-cell table:style-name="Gnumeric-default" office:value-type="string" calcext:value-type="string">
            <text:p>Hz</text:p>
          </table:table-cell>
          <table:table-cell table:style-name="ce3" office:value-type="string" calcext:value-type="string">
            <text:p>A2</text:p>
          </table:table-cell>
          <table:table-cell table:style-name="ce3" office:value-type="float" office:value="110" calcext:value-type="float">
            <text:p>110</text:p>
          </table:table-cell>
          <table:table-cell table:style-name="ce3" table:formula="of:=[.E18]/[.$B$18]" office:value-type="float" office:value="230.68672" calcext:value-type="float">
            <text:p>230.68672</text:p>
          </table:table-cell>
          <table:table-cell table:style-name="ce3" table:formula="of:=ROUND([.F18])" office:value-type="float" office:value="231" calcext:value-type="float">
            <text:p>231</text:p>
          </table:table-cell>
          <table:table-cell table:style-name="ce3" office:value-type="float" office:value="128" calcext:value-type="float">
            <text:p>128</text:p>
          </table:table-cell>
          <table:table-cell table:style-name="ce6" table:formula="of:=(([.$B$15]/(2^([.$B$16])))*[.G18])/[.H18]" office:value-type="float" office:value="110.149383544922" calcext:value-type="float">
            <text:p>110.149</text:p>
          </table:table-cell>
          <table:table-cell table:style-name="ce6" table:formula="of:=1200*LOG(([.I18]/[.E18]);2)" office:value-type="float" office:value="2.34947665868643" calcext:value-type="float">
            <text:p>2.349</text:p>
          </table:table-cell>
          <table:table-cell table:style-name="Gnumeric-default" table:number-columns-repeated="118"/>
        </table:table-row>
        <table:table-row table:style-name="ro1">
          <table:table-cell table:style-name="ce1" office:value-type="string" calcext:value-type="string">
            <text:p>Phase Accumulator Maximum Count</text:p>
          </table:table-cell>
          <table:table-cell table:style-name="Gnumeric-default" table:formula="of:=2^[.B16]" office:value-type="float" office:value="16384" calcext:value-type="float">
            <text:p>16384</text:p>
          </table:table-cell>
          <table:table-cell table:style-name="Gnumeric-default"/>
          <table:table-cell table:style-name="ce3" office:value-type="string" calcext:value-type="string">
            <text:p>A3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formula="of:=[.E19]/[.$B$18]" office:value-type="float" office:value="461.37344" calcext:value-type="float">
            <text:p>461.37344</text:p>
          </table:table-cell>
          <table:table-cell table:style-name="ce3" table:formula="of:=ROUND([.F19])" office:value-type="float" office:value="461" calcext:value-type="float">
            <text:p>461</text:p>
          </table:table-cell>
          <table:table-cell table:style-name="ce3" office:value-type="float" office:value="128" calcext:value-type="float">
            <text:p>128</text:p>
          </table:table-cell>
          <table:table-cell table:style-name="ce6" table:formula="of:=(([.$B$15]/(2^([.$B$16])))*[.G19])/[.H19]" office:value-type="float" office:value="219.821929931641" calcext:value-type="float">
            <text:p>219.822</text:p>
          </table:table-cell>
          <table:table-cell table:style-name="ce6" table:formula="of:=1200*LOG(([.I19]/[.E19]);2)" office:value-type="float" office:value="-1.40184452537708" calcext:value-type="float">
            <text:p>-1.402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table:number-columns-repeated="3"/>
          <table:table-cell table:style-name="ce3" office:value-type="string" calcext:value-type="string">
            <text:p>A4</text:p>
          </table:table-cell>
          <table:table-cell table:style-name="ce3" office:value-type="float" office:value="440" calcext:value-type="float">
            <text:p>440</text:p>
          </table:table-cell>
          <table:table-cell table:style-name="ce3" table:formula="of:=[.E20]/[.$B$18]" office:value-type="float" office:value="922.74688" calcext:value-type="float">
            <text:p>922.74688</text:p>
          </table:table-cell>
          <table:table-cell table:style-name="ce3" table:formula="of:=ROUND([.F20])" office:value-type="float" office:value="923" calcext:value-type="float">
            <text:p>923</text:p>
          </table:table-cell>
          <table:table-cell table:style-name="ce3" office:value-type="float" office:value="128" calcext:value-type="float">
            <text:p>128</text:p>
          </table:table-cell>
          <table:table-cell table:style-name="ce6" table:formula="of:=(([.$B$15]/(2^([.$B$16])))*[.G20])/[.H20]" office:value-type="float" office:value="440.120697021484" calcext:value-type="float">
            <text:p>440.121</text:p>
          </table:table-cell>
          <table:table-cell table:style-name="ce6" table:formula="of:=1200*LOG(([.I20]/[.E20]);2)" office:value-type="float" office:value="0.474832134346621" calcext:value-type="float">
            <text:p>0.475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table:number-columns-repeated="3"/>
          <table:table-cell table:style-name="ce3" office:value-type="string" calcext:value-type="string">
            <text:p>A5</text:p>
          </table:table-cell>
          <table:table-cell table:style-name="ce3" office:value-type="float" office:value="880" calcext:value-type="float">
            <text:p>880</text:p>
          </table:table-cell>
          <table:table-cell table:style-name="ce3" table:formula="of:=[.E21]/[.$B$18]" office:value-type="float" office:value="1845.49376" calcext:value-type="float">
            <text:p>1845.49376</text:p>
          </table:table-cell>
          <table:table-cell table:style-name="ce3" table:formula="of:=ROUND([.F21])" office:value-type="float" office:value="1845" calcext:value-type="float">
            <text:p>1845</text:p>
          </table:table-cell>
          <table:table-cell table:style-name="ce3" office:value-type="float" office:value="128" calcext:value-type="float">
            <text:p>128</text:p>
          </table:table-cell>
          <table:table-cell table:style-name="ce6" table:formula="of:=(([.$B$15]/(2^([.$B$16])))*[.G21])/[.H21]" office:value-type="float" office:value="879.764556884766" calcext:value-type="float">
            <text:p>879.765</text:p>
          </table:table-cell>
          <table:table-cell table:style-name="ce6" table:formula="of:=1200*LOG(([.I21]/[.E21]);2)" office:value-type="float" office:value="-0.463251903272466" calcext:value-type="float">
            <text:p>-0.463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table:number-columns-repeated="3"/>
          <table:table-cell table:style-name="ce3" office:value-type="string" calcext:value-type="string">
            <text:p>A6</text:p>
          </table:table-cell>
          <table:table-cell table:style-name="ce3" office:value-type="float" office:value="1760" calcext:value-type="float">
            <text:p>1760</text:p>
          </table:table-cell>
          <table:table-cell table:style-name="ce3" table:formula="of:=[.E22]/[.$B$18]" office:value-type="float" office:value="3690.98752" calcext:value-type="float">
            <text:p>3690.98752</text:p>
          </table:table-cell>
          <table:table-cell table:style-name="ce3" table:formula="of:=ROUND([.F22])" office:value-type="float" office:value="3691" calcext:value-type="float">
            <text:p>3691</text:p>
          </table:table-cell>
          <table:table-cell table:style-name="ce3" office:value-type="float" office:value="128" calcext:value-type="float">
            <text:p>128</text:p>
          </table:table-cell>
          <table:table-cell table:style-name="ce6" table:formula="of:=(([.$B$15]/(2^([.$B$16])))*[.G22])/[.H22]" office:value-type="float" office:value="1760.00595092773" calcext:value-type="float">
            <text:p>1760.006</text:p>
          </table:table-cell>
          <table:table-cell table:style-name="ce6" table:formula="of:=1200*LOG(([.I22]/[.E22]);2)" office:value-type="float" office:value="0.00585365414763414" calcext:value-type="float">
            <text:p>0.006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table:number-columns-repeated="3"/>
          <table:table-cell table:style-name="ce3" office:value-type="string" calcext:value-type="string">
            <text:p>A7</text:p>
          </table:table-cell>
          <table:table-cell table:style-name="ce3" office:value-type="float" office:value="3520" calcext:value-type="float">
            <text:p>3520</text:p>
          </table:table-cell>
          <table:table-cell table:style-name="ce3" table:formula="of:=[.E23]/[.$B$18]" office:value-type="float" office:value="7381.97504" calcext:value-type="float">
            <text:p>7381.97504</text:p>
          </table:table-cell>
          <table:table-cell table:style-name="ce3" table:formula="of:=ROUND([.F23])" office:value-type="float" office:value="7382" calcext:value-type="float">
            <text:p>7382</text:p>
          </table:table-cell>
          <table:table-cell table:style-name="ce3" office:value-type="float" office:value="128" calcext:value-type="float">
            <text:p>128</text:p>
          </table:table-cell>
          <table:table-cell table:style-name="ce6" table:formula="of:=(([.$B$15]/(2^([.$B$16])))*[.G23])/[.H23]" office:value-type="float" office:value="3520.01190185547" calcext:value-type="float">
            <text:p>3520.012</text:p>
          </table:table-cell>
          <table:table-cell table:style-name="ce6" table:formula="of:=1200*LOG(([.I23]/[.E23]);2)" office:value-type="float" office:value="0.00585365414763414" calcext:value-type="float">
            <text:p>0.006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table:number-columns-repeated="3"/>
          <table:table-cell table:style-name="ce5" office:value-type="string" calcext:value-type="string">
            <text:p>A8</text:p>
          </table:table-cell>
          <table:table-cell table:style-name="ce5" office:value-type="float" office:value="7040" calcext:value-type="float">
            <text:p>7040</text:p>
          </table:table-cell>
          <table:table-cell table:style-name="ce5" table:formula="of:=[.E24]/[.$B$18]" office:value-type="float" office:value="14763.95008" calcext:value-type="float">
            <text:p>14763.95008</text:p>
          </table:table-cell>
          <table:table-cell table:style-name="ce5" table:formula="of:=ROUND([.F24])" office:value-type="float" office:value="14764" calcext:value-type="float">
            <text:p>14764</text:p>
          </table:table-cell>
          <table:table-cell table:style-name="ce3" office:value-type="float" office:value="128" calcext:value-type="float">
            <text:p>128</text:p>
          </table:table-cell>
          <table:table-cell table:style-name="ce6" table:formula="of:=(([.$B$15]/(2^([.$B$16])))*[.G24])/[.H24]" office:value-type="float" office:value="7040.02380371094" calcext:value-type="float">
            <text:p>7040.024</text:p>
          </table:table-cell>
          <table:table-cell table:style-name="ce8" table:formula="of:=1200*LOG(([.I24]/[.E24]);2)" office:value-type="float" office:value="0.00585365414763414" calcext:value-type="float">
            <text:p>0.006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table:number-columns-repeated="3"/>
          <table:table-cell table:style-name="ce5" office:value-type="string" calcext:value-type="string">
            <text:p>A9</text:p>
          </table:table-cell>
          <table:table-cell table:style-name="ce5" office:value-type="float" office:value="14080" calcext:value-type="float">
            <text:p>14080</text:p>
          </table:table-cell>
          <table:table-cell table:style-name="ce5" table:formula="of:=[.E25]/[.$B$18]" office:value-type="float" office:value="29527.90016" calcext:value-type="float">
            <text:p>29527.90016</text:p>
          </table:table-cell>
          <table:table-cell table:style-name="ce5" table:formula="of:=ROUND([.F25])" office:value-type="float" office:value="29528" calcext:value-type="float">
            <text:p>29528</text:p>
          </table:table-cell>
          <table:table-cell table:style-name="ce3" office:value-type="float" office:value="128" calcext:value-type="float">
            <text:p>128</text:p>
          </table:table-cell>
          <table:table-cell table:style-name="ce6" table:formula="of:=(([.$B$15]/(2^([.$B$16])))*[.G25])/[.H25]" office:value-type="float" office:value="14080.0476074219" calcext:value-type="float">
            <text:p>14080.048</text:p>
          </table:table-cell>
          <table:table-cell table:style-name="ce8" table:formula="of:=1200*LOG(([.I25]/[.E25]);2)" office:value-type="float" office:value="0.00585365414763414" calcext:value-type="float">
            <text:p>0.006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table:number-columns-repeated="3"/>
          <table:table-cell table:style-name="ce5" office:value-type="string" calcext:value-type="string">
            <text:p>A10</text:p>
          </table:table-cell>
          <table:table-cell table:style-name="ce5" office:value-type="float" office:value="28160" calcext:value-type="float">
            <text:p>28160</text:p>
          </table:table-cell>
          <table:table-cell table:style-name="ce5" table:formula="of:=[.E26]/[.$B$18]" office:value-type="float" office:value="59055.80032" calcext:value-type="float">
            <text:p>59055.80032</text:p>
          </table:table-cell>
          <table:table-cell table:style-name="ce5" table:formula="of:=ROUND([.F26])" office:value-type="float" office:value="59056" calcext:value-type="float">
            <text:p>59056</text:p>
          </table:table-cell>
          <table:table-cell table:style-name="ce3" office:value-type="float" office:value="128" calcext:value-type="float">
            <text:p>128</text:p>
          </table:table-cell>
          <table:table-cell table:style-name="ce6" table:formula="of:=(([.$B$15]/(2^([.$B$16])))*[.G26])/[.H26]" office:value-type="float" office:value="28160.0952148437" calcext:value-type="float">
            <text:p>28160.095</text:p>
          </table:table-cell>
          <table:table-cell table:style-name="ce8" table:formula="of:=1200*LOG(([.I26]/[.E26]);2)" office:value-type="float" office:value="0.00585365414763414" calcext:value-type="float">
            <text:p>0.006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table:number-columns-repeated="3"/>
          <table:table-cell table:style-name="ce3" table:number-columns-repeated="5"/>
          <table:table-cell table:style-name="ce6" table:number-columns-repeated="2"/>
          <table:table-cell table:style-name="Gnumeric-default" table:number-columns-repeated="118"/>
        </table:table-row>
        <table:table-row table:style-name="ro1">
          <table:table-cell table:style-name="ce1" office:value-type="string" calcext:value-type="string">
            <text:p>Clock Rate</text:p>
          </table:table-cell>
          <table:table-cell table:style-name="ce2" office:value-type="float" office:value="2000000" calcext:value-type="float">
            <text:p>2.00E+06</text:p>
          </table:table-cell>
          <table:table-cell table:style-name="Gnumeric-default" office:value-type="string" calcext:value-type="string">
            <text:p>Hz</text:p>
          </table:table-cell>
          <table:table-cell table:style-name="ce4" office:value-type="string" calcext:value-type="string">
            <text:p>Pitch Name</text:p>
          </table:table-cell>
          <table:table-cell table:style-name="ce4" office:value-type="string" calcext:value-type="string">
            <text:p>Ideal Pitch</text:p>
          </table:table-cell>
          <table:table-cell table:style-name="ce4" office:value-type="string" calcext:value-type="string">
            <text:p>Ideal P. A. Multiplier</text:p>
          </table:table-cell>
          <table:table-cell table:style-name="ce4" office:value-type="string" calcext:value-type="string">
            <text:p>P. A. Multiplier</text:p>
          </table:table-cell>
          <table:table-cell table:style-name="ce4" office:value-type="string" calcext:value-type="string">
            <text:p>Samples Per Wave</text:p>
          </table:table-cell>
          <table:table-cell table:style-name="ce7" office:value-type="string" calcext:value-type="string">
            <text:p>Achieved Pitch</text:p>
          </table:table-cell>
          <table:table-cell table:style-name="ce7" office:value-type="string" calcext:value-type="string">
            <text:p>Cent Deviation From Ideal Pitch</text:p>
          </table:table-cell>
          <table:table-cell table:style-name="ce9" office:value-type="string" calcext:value-type="string">
            <text:p>Multiplexing Rate to Run 8 Oscillators</text:p>
          </table:table-cell>
          <table:table-cell table:style-name="Gnumeric-default" table:number-columns-repeated="117"/>
        </table:table-row>
        <table:table-row table:style-name="ro1">
          <table:table-cell table:style-name="ce1" office:value-type="string" calcext:value-type="string">
            <text:p>Phase Accumulator Bits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/>
          <table:table-cell table:style-name="ce3" office:value-type="string" calcext:value-type="string">
            <text:p>A0</text:p>
          </table:table-cell>
          <table:table-cell table:style-name="ce3" office:value-type="float" office:value="27.5" calcext:value-type="float">
            <text:p>27.5</text:p>
          </table:table-cell>
          <table:table-cell table:style-name="ce3" table:formula="of:=[.E29]/[.$B$31]" office:value-type="float" office:value="115.34336" calcext:value-type="float">
            <text:p>115.34336</text:p>
          </table:table-cell>
          <table:table-cell table:style-name="ce3" table:formula="of:=ROUND([.F29])" office:value-type="float" office:value="115" calcext:value-type="float">
            <text:p>115</text:p>
          </table:table-cell>
          <table:table-cell table:style-name="ce3" office:value-type="float" office:value="128" calcext:value-type="float">
            <text:p>128</text:p>
          </table:table-cell>
          <table:table-cell table:style-name="ce6" table:formula="of:=(([.$B$28]/(2^([.$B$29])))*[.G29])/[.H29]" office:value-type="float" office:value="27.4181365966797" calcext:value-type="float">
            <text:p>27.418</text:p>
          </table:table-cell>
          <table:table-cell table:style-name="ce6" table:formula="of:=1200*LOG(([.I29]/[.E29]);2)" office:value-type="float" office:value="-5.16131190733243" calcext:value-type="float">
            <text:p>-5.161</text:p>
          </table:table-cell>
          <table:table-cell table:style-name="Gnumeric-default" table:number-columns-repeated="118"/>
        </table:table-row>
        <table:table-row table:style-name="ro1">
          <table:table-cell table:style-name="ce1" office:value-type="string" calcext:value-type="string">
            <text:p>Number of Samples Per Wave</text:p>
          </table:table-cell>
          <table:table-cell table:style-name="Gnumeric-default" office:value-type="float" office:value="128" calcext:value-type="float">
            <text:p>128</text:p>
          </table:table-cell>
          <table:table-cell table:style-name="Gnumeric-default"/>
          <table:table-cell table:style-name="ce3" office:value-type="string" calcext:value-type="string">
            <text:p>A1</text:p>
          </table:table-cell>
          <table:table-cell table:style-name="ce3" office:value-type="float" office:value="55" calcext:value-type="float">
            <text:p>55</text:p>
          </table:table-cell>
          <table:table-cell table:style-name="ce3" table:formula="of:=[.E30]/[.$B$31]" office:value-type="float" office:value="230.68672" calcext:value-type="float">
            <text:p>230.68672</text:p>
          </table:table-cell>
          <table:table-cell table:style-name="ce3" table:formula="of:=ROUND([.F30])" office:value-type="float" office:value="231" calcext:value-type="float">
            <text:p>231</text:p>
          </table:table-cell>
          <table:table-cell table:style-name="ce3" office:value-type="float" office:value="128" calcext:value-type="float">
            <text:p>128</text:p>
          </table:table-cell>
          <table:table-cell table:style-name="ce6" table:formula="of:=(([.$B$28]/(2^([.$B$29])))*[.G30])/[.H30]" office:value-type="float" office:value="55.0746917724609" calcext:value-type="float">
            <text:p>55.075</text:p>
          </table:table-cell>
          <table:table-cell table:style-name="ce6" table:formula="of:=1200*LOG(([.I30]/[.E30]);2)" office:value-type="float" office:value="2.34947665868643" calcext:value-type="float">
            <text:p>2.349</text:p>
          </table:table-cell>
          <table:table-cell table:style-name="Gnumeric-default" table:number-columns-repeated="118"/>
        </table:table-row>
        <table:table-row table:style-name="ro1">
          <table:table-cell table:style-name="ce1" office:value-type="string" calcext:value-type="string">
            <text:p>Lowest Possible Pitch Without Dividers</text:p>
          </table:table-cell>
          <table:table-cell table:style-name="Gnumeric-default" table:formula="of:=(([.B28]/(2^[.B29]))*1)/128" office:value-type="float" office:value="0.238418579101562" calcext:value-type="float">
            <text:p>0.2384185791016</text:p>
          </table:table-cell>
          <table:table-cell table:style-name="Gnumeric-default" office:value-type="string" calcext:value-type="string">
            <text:p>Hz</text:p>
          </table:table-cell>
          <table:table-cell table:style-name="ce3" office:value-type="string" calcext:value-type="string">
            <text:p>A2</text:p>
          </table:table-cell>
          <table:table-cell table:style-name="ce3" office:value-type="float" office:value="110" calcext:value-type="float">
            <text:p>110</text:p>
          </table:table-cell>
          <table:table-cell table:style-name="ce3" table:formula="of:=[.E31]/[.$B$31]" office:value-type="float" office:value="461.37344" calcext:value-type="float">
            <text:p>461.37344</text:p>
          </table:table-cell>
          <table:table-cell table:style-name="ce3" table:formula="of:=ROUND([.F31])" office:value-type="float" office:value="461" calcext:value-type="float">
            <text:p>461</text:p>
          </table:table-cell>
          <table:table-cell table:style-name="ce3" office:value-type="float" office:value="128" calcext:value-type="float">
            <text:p>128</text:p>
          </table:table-cell>
          <table:table-cell table:style-name="ce6" table:formula="of:=(([.$B$28]/(2^([.$B$29])))*[.G31])/[.H31]" office:value-type="float" office:value="109.91096496582" calcext:value-type="float">
            <text:p>109.911</text:p>
          </table:table-cell>
          <table:table-cell table:style-name="ce6" table:formula="of:=1200*LOG(([.I31]/[.E31]);2)" office:value-type="float" office:value="-1.40184452537708" calcext:value-type="float">
            <text:p>-1.402</text:p>
          </table:table-cell>
          <table:table-cell table:style-name="Gnumeric-default" table:number-columns-repeated="118"/>
        </table:table-row>
        <table:table-row table:style-name="ro1">
          <table:table-cell table:style-name="ce1" office:value-type="string" calcext:value-type="string">
            <text:p>Phase Accumulator Maximum Count</text:p>
          </table:table-cell>
          <table:table-cell table:style-name="Gnumeric-default" table:formula="of:=2^[.B29]" office:value-type="float" office:value="65536" calcext:value-type="float">
            <text:p>65536</text:p>
          </table:table-cell>
          <table:table-cell table:style-name="Gnumeric-default"/>
          <table:table-cell table:style-name="ce3" office:value-type="string" calcext:value-type="string">
            <text:p>A3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formula="of:=[.E32]/[.$B$31]" office:value-type="float" office:value="922.74688" calcext:value-type="float">
            <text:p>922.74688</text:p>
          </table:table-cell>
          <table:table-cell table:style-name="ce3" table:formula="of:=ROUND([.F32])" office:value-type="float" office:value="923" calcext:value-type="float">
            <text:p>923</text:p>
          </table:table-cell>
          <table:table-cell table:style-name="ce3" office:value-type="float" office:value="128" calcext:value-type="float">
            <text:p>128</text:p>
          </table:table-cell>
          <table:table-cell table:style-name="ce6" table:formula="of:=(([.$B$28]/(2^([.$B$29])))*[.G32])/[.H32]" office:value-type="float" office:value="220.060348510742" calcext:value-type="float">
            <text:p>220.060</text:p>
          </table:table-cell>
          <table:table-cell table:style-name="ce6" table:formula="of:=1200*LOG(([.I32]/[.E32]);2)" office:value-type="float" office:value="0.474832134346621" calcext:value-type="float">
            <text:p>0.475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table:number-columns-repeated="3"/>
          <table:table-cell table:style-name="ce3" office:value-type="string" calcext:value-type="string">
            <text:p>A4</text:p>
          </table:table-cell>
          <table:table-cell table:style-name="ce3" office:value-type="float" office:value="440" calcext:value-type="float">
            <text:p>440</text:p>
          </table:table-cell>
          <table:table-cell table:style-name="ce3" table:formula="of:=[.E33]/[.$B$31]" office:value-type="float" office:value="1845.49376" calcext:value-type="float">
            <text:p>1845.49376</text:p>
          </table:table-cell>
          <table:table-cell table:style-name="ce3" table:formula="of:=ROUND([.F33])" office:value-type="float" office:value="1845" calcext:value-type="float">
            <text:p>1845</text:p>
          </table:table-cell>
          <table:table-cell table:style-name="ce3" office:value-type="float" office:value="128" calcext:value-type="float">
            <text:p>128</text:p>
          </table:table-cell>
          <table:table-cell table:style-name="ce6" table:formula="of:=(([.$B$28]/(2^([.$B$29])))*[.G33])/[.H33]" office:value-type="float" office:value="439.882278442383" calcext:value-type="float">
            <text:p>439.882</text:p>
          </table:table-cell>
          <table:table-cell table:style-name="ce6" table:formula="of:=1200*LOG(([.I33]/[.E33]);2)" office:value-type="float" office:value="-0.463251903272466" calcext:value-type="float">
            <text:p>-0.463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table:number-columns-repeated="3"/>
          <table:table-cell table:style-name="ce3" office:value-type="string" calcext:value-type="string">
            <text:p>A5</text:p>
          </table:table-cell>
          <table:table-cell table:style-name="ce3" office:value-type="float" office:value="880" calcext:value-type="float">
            <text:p>880</text:p>
          </table:table-cell>
          <table:table-cell table:style-name="ce3" table:formula="of:=[.E34]/[.$B$31]" office:value-type="float" office:value="3690.98752" calcext:value-type="float">
            <text:p>3690.98752</text:p>
          </table:table-cell>
          <table:table-cell table:style-name="ce3" table:formula="of:=ROUND([.F34])" office:value-type="float" office:value="3691" calcext:value-type="float">
            <text:p>3691</text:p>
          </table:table-cell>
          <table:table-cell table:style-name="ce3" office:value-type="float" office:value="128" calcext:value-type="float">
            <text:p>128</text:p>
          </table:table-cell>
          <table:table-cell table:style-name="ce6" table:formula="of:=(([.$B$28]/(2^([.$B$29])))*[.G34])/[.H34]" office:value-type="float" office:value="880.002975463867" calcext:value-type="float">
            <text:p>880.003</text:p>
          </table:table-cell>
          <table:table-cell table:style-name="ce6" table:formula="of:=1200*LOG(([.I34]/[.E34]);2)" office:value-type="float" office:value="0.00585365414763414" calcext:value-type="float">
            <text:p>0.006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table:number-columns-repeated="3"/>
          <table:table-cell table:style-name="ce3" office:value-type="string" calcext:value-type="string">
            <text:p>A6</text:p>
          </table:table-cell>
          <table:table-cell table:style-name="ce3" office:value-type="float" office:value="1760" calcext:value-type="float">
            <text:p>1760</text:p>
          </table:table-cell>
          <table:table-cell table:style-name="ce3" table:formula="of:=[.E35]/[.$B$31]" office:value-type="float" office:value="7381.97504" calcext:value-type="float">
            <text:p>7381.97504</text:p>
          </table:table-cell>
          <table:table-cell table:style-name="ce3" table:formula="of:=ROUND([.F35])" office:value-type="float" office:value="7382" calcext:value-type="float">
            <text:p>7382</text:p>
          </table:table-cell>
          <table:table-cell table:style-name="ce3" office:value-type="float" office:value="128" calcext:value-type="float">
            <text:p>128</text:p>
          </table:table-cell>
          <table:table-cell table:style-name="ce6" table:formula="of:=(([.$B$28]/(2^([.$B$29])))*[.G35])/[.H35]" office:value-type="float" office:value="1760.00595092773" calcext:value-type="float">
            <text:p>1760.006</text:p>
          </table:table-cell>
          <table:table-cell table:style-name="ce6" table:formula="of:=1200*LOG(([.I35]/[.E35]);2)" office:value-type="float" office:value="0.00585365414763414" calcext:value-type="float">
            <text:p>0.006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table:number-columns-repeated="3"/>
          <table:table-cell table:style-name="ce3" office:value-type="string" calcext:value-type="string">
            <text:p>A7</text:p>
          </table:table-cell>
          <table:table-cell table:style-name="ce3" office:value-type="float" office:value="3520" calcext:value-type="float">
            <text:p>3520</text:p>
          </table:table-cell>
          <table:table-cell table:style-name="ce3" table:formula="of:=[.E36]/[.$B$31]" office:value-type="float" office:value="14763.95008" calcext:value-type="float">
            <text:p>14763.95008</text:p>
          </table:table-cell>
          <table:table-cell table:style-name="ce3" table:formula="of:=ROUND([.F36])" office:value-type="float" office:value="14764" calcext:value-type="float">
            <text:p>14764</text:p>
          </table:table-cell>
          <table:table-cell table:style-name="ce3" office:value-type="float" office:value="128" calcext:value-type="float">
            <text:p>128</text:p>
          </table:table-cell>
          <table:table-cell table:style-name="ce6" table:formula="of:=(([.$B$28]/(2^([.$B$29])))*[.G36])/[.H36]" office:value-type="float" office:value="3520.01190185547" calcext:value-type="float">
            <text:p>3520.012</text:p>
          </table:table-cell>
          <table:table-cell table:style-name="ce6" table:formula="of:=1200*LOG(([.I36]/[.E36]);2)" office:value-type="float" office:value="0.00585365414763414" calcext:value-type="float">
            <text:p>0.006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table:number-columns-repeated="3"/>
          <table:table-cell table:style-name="ce3" office:value-type="string" calcext:value-type="string">
            <text:p>A8</text:p>
          </table:table-cell>
          <table:table-cell table:style-name="ce3" office:value-type="float" office:value="7040" calcext:value-type="float">
            <text:p>7040</text:p>
          </table:table-cell>
          <table:table-cell table:style-name="ce3" table:formula="of:=[.E37]/[.$B$31]" office:value-type="float" office:value="29527.90016" calcext:value-type="float">
            <text:p>29527.90016</text:p>
          </table:table-cell>
          <table:table-cell table:style-name="ce3" table:formula="of:=ROUND([.F37])" office:value-type="float" office:value="29528" calcext:value-type="float">
            <text:p>29528</text:p>
          </table:table-cell>
          <table:table-cell table:style-name="ce3" office:value-type="float" office:value="128" calcext:value-type="float">
            <text:p>128</text:p>
          </table:table-cell>
          <table:table-cell table:style-name="ce6" table:formula="of:=(([.$B$28]/(2^([.$B$29])))*[.G37])/[.H37]" office:value-type="float" office:value="7040.02380371094" calcext:value-type="float">
            <text:p>7040.024</text:p>
          </table:table-cell>
          <table:table-cell table:style-name="ce6" table:formula="of:=1200*LOG(([.I37]/[.E37]);2)" office:value-type="float" office:value="0.00585365414763414" calcext:value-type="float">
            <text:p>0.006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table:number-columns-repeated="3"/>
          <table:table-cell table:style-name="ce5" office:value-type="string" calcext:value-type="string">
            <text:p>A9</text:p>
          </table:table-cell>
          <table:table-cell table:style-name="ce5" office:value-type="float" office:value="14080" calcext:value-type="float">
            <text:p>14080</text:p>
          </table:table-cell>
          <table:table-cell table:style-name="ce5" table:formula="of:=[.E38]/[.$B$31]" office:value-type="float" office:value="59055.80032" calcext:value-type="float">
            <text:p>59055.80032</text:p>
          </table:table-cell>
          <table:table-cell table:style-name="ce5" table:formula="of:=ROUND([.F38])" office:value-type="float" office:value="59056" calcext:value-type="float">
            <text:p>59056</text:p>
          </table:table-cell>
          <table:table-cell table:style-name="ce3" office:value-type="float" office:value="128" calcext:value-type="float">
            <text:p>128</text:p>
          </table:table-cell>
          <table:table-cell table:style-name="ce6" table:formula="of:=(([.$B$28]/(2^([.$B$29])))*[.G38])/[.H38]" office:value-type="float" office:value="14080.0476074219" calcext:value-type="float">
            <text:p>14080.048</text:p>
          </table:table-cell>
          <table:table-cell table:style-name="ce8" table:formula="of:=1200*LOG(([.I38]/[.E38]);2)" office:value-type="float" office:value="0.00585365414763414" calcext:value-type="float">
            <text:p>0.006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table:number-columns-repeated="3"/>
          <table:table-cell table:style-name="ce5" office:value-type="string" calcext:value-type="string">
            <text:p>A10</text:p>
          </table:table-cell>
          <table:table-cell table:style-name="ce5" office:value-type="float" office:value="28160" calcext:value-type="float">
            <text:p>28160</text:p>
          </table:table-cell>
          <table:table-cell table:style-name="ce5" table:formula="of:=[.E39]/[.$B$31]" office:value-type="float" office:value="118111.60064" calcext:value-type="float">
            <text:p>118111.60064</text:p>
          </table:table-cell>
          <table:table-cell table:style-name="ce5" table:formula="of:=ROUND([.F39])" office:value-type="float" office:value="118112" calcext:value-type="float">
            <text:p>118112</text:p>
          </table:table-cell>
          <table:table-cell table:style-name="ce3" office:value-type="float" office:value="128" calcext:value-type="float">
            <text:p>128</text:p>
          </table:table-cell>
          <table:table-cell table:style-name="ce6" table:formula="of:=(([.$B$28]/(2^([.$B$29])))*[.G39])/[.H39]" office:value-type="float" office:value="28160.0952148437" calcext:value-type="float">
            <text:p>28160.095</text:p>
          </table:table-cell>
          <table:table-cell table:style-name="ce8" table:formula="of:=1200*LOG(([.I39]/[.E39]);2)" office:value-type="float" office:value="0.00585365414763414" calcext:value-type="float">
            <text:p>0.006</text:p>
          </table:table-cell>
          <table:table-cell table:style-name="Gnumeric-default" table:number-columns-repeated="118"/>
        </table:table-row>
        <table:table-row table:style-name="ro2" table:number-rows-repeated="88">
          <table:table-cell table:number-columns-repeated="128"/>
        </table:table-row>
        <table:table-row table:style-name="ro2">
          <table:table-cell table:number-columns-repeated="128"/>
        </table:table-row>
        <table:named-expressions>
          <table:named-expression table:name="Print_Area" table:base-cell-address="$Nieve.$A$1" table:expression="#REF!"/>
          <table:named-expression table:name="Sheet_Title" table:base-cell-address="$Nieve.$A$1" table:expression="&quot;Nieve&quot;"/>
        </table:named-expressions>
      </table:table>
      <table:table table:name="Smarter" table:style-name="ta2">
        <office:forms form:automatic-focus="false" form:apply-design-mode="false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default-cell-style-name="ce3"/>
        <table:table-column table:style-name="co24" table:default-cell-style-name="ce10"/>
        <table:table-column table:style-name="co10" table:number-columns-repeated="114" table:default-cell-style-name="ce10"/>
        <table:table-row table:style-name="ro1">
          <table:table-cell table:number-columns-repeated="128"/>
        </table:table-row>
        <table:table-row table:style-name="ro3">
          <table:table-cell table:number-columns-repeated="3"/>
          <table:table-cell table:style-name="ce12" office:value-type="string" calcext:value-type="string">
            <text:p>Pitch</text:p>
          </table:table-cell>
          <table:table-cell table:style-name="ce12" office:value-type="string" calcext:value-type="string">
            <text:p>Octave Number</text:p>
          </table:table-cell>
          <table:table-cell table:style-name="ce12" office:value-type="string" calcext:value-type="string">
            <text:p>Frequency [Hz]</text:p>
          </table:table-cell>
          <table:table-cell table:style-name="ce12" office:value-type="string" calcext:value-type="string">
            <text:p>Ideal P. A. Multiplier</text:p>
          </table:table-cell>
          <table:table-cell table:style-name="ce12" office:value-type="string" calcext:value-type="string">
            <text:p>Integer P. A. Multiplier</text:p>
          </table:table-cell>
          <table:table-cell table:style-name="ce12" office:value-type="string" calcext:value-type="string">
            <text:p>Samples Per Wave</text:p>
          </table:table-cell>
          <table:table-cell table:style-name="ce12" office:value-type="string" calcext:value-type="string">
            <text:p>Rate of PA Overflow Events [Hz]</text:p>
          </table:table-cell>
          <table:table-cell table:style-name="ce12" office:value-type="string" calcext:value-type="string">
            <text:p>Achieved Pitch [Hz]</text:p>
          </table:table-cell>
          <table:table-cell table:style-name="ce12" office:value-type="string" calcext:value-type="string">
            <text:p>Deviation From Ideal Pitch [Cents]</text:p>
          </table:table-cell>
          <table:table-cell table:style-name="ce12" office:value-type="string" calcext:value-type="string">
            <text:p>Minimum DAC Input Bus Multiplexing Rate [Hz]</text:p>
          </table:table-cell>
          <table:table-cell table:style-name="ce12" office:value-type="string" calcext:value-type="string">
            <text:p>DAC Input Bus Period [s]</text:p>
          </table:table-cell>
          <table:table-cell table:number-columns-repeated="114"/>
        </table:table-row>
        <table:table-row table:style-name="ro1">
          <table:table-cell table:style-name="ce1" office:value-type="string" calcext:value-type="string">
            <text:p>Master Oscillator Clock Rate</text:p>
          </table:table-cell>
          <table:table-cell table:style-name="ce2" office:value-type="float" office:value="1000000" calcext:value-type="float">
            <text:p>1.00E+06</text:p>
          </table:table-cell>
          <table:table-cell office:value-type="string" calcext:value-type="string">
            <text:p>Hz</text:p>
          </table:table-cell>
          <table:table-cell table:style-name="ce3" office:value-type="string" calcext:value-type="string">
            <text:p>G0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24.4997" calcext:value-type="float">
            <text:p>24.4997</text:p>
          </table:table-cell>
          <table:table-cell table:style-name="ce6" table:formula="of:=((2^[.$B$4])*([.F3])*([.I3]))/[.$B$3]" office:value-type="float" office:value="205.5183794176" calcext:value-type="float">
            <text:p>205.518</text:p>
          </table:table-cell>
          <table:table-cell table:style-name="ce3" table:formula="of:=ROUND([.G3])" office:value-type="float" office:value="206" calcext:value-type="float">
            <text:p>206</text:p>
          </table:table-cell>
          <table:table-cell table:style-name="ce3" office:value-type="float" office:value="128" calcext:value-type="float">
            <text:p>128</text:p>
          </table:table-cell>
          <table:table-cell table:style-name="ce17" table:formula="of:=IF(([.$B$3]*[.H3])/[.$B$7]&lt;0;CEILING(([.$B$3]*[.H3])/[.$B$7];SIGN(([.$B$3]*[.H3])/[.$B$7]);1);FLOOR(([.$B$3]*[.H3])/[.$B$7];SIGN(([.$B$3]*[.H3])/[.$B$7]);1))" office:value-type="float" office:value="3143" calcext:value-type="float">
            <text:p>3,143</text:p>
          </table:table-cell>
          <table:table-cell table:style-name="ce6" table:formula="of:=[.J3]/[.I3]" office:value-type="float" office:value="24.5546875" calcext:value-type="float">
            <text:p>24.555</text:p>
          </table:table-cell>
          <table:table-cell table:style-name="ce6" table:formula="of:=1200*LOG(([.K3]/[.F3]);2)" office:value-type="float" office:value="3.88125413431532" calcext:value-type="float">
            <text:p>3.881</text:p>
          </table:table-cell>
          <table:table-cell table:style-name="ce17" table:formula="of:=[.K3]*[.I3]*[.$B$8]" office:value-type="float" office:value="25144" calcext:value-type="float">
            <text:p>25,144</text:p>
          </table:table-cell>
          <table:table-cell table:style-name="ce18" table:formula="of:=1/[.M3]" office:value-type="float" office:value="0.0000397709195036589" calcext:value-type="float">
            <text:p>3.977E-05</text:p>
          </table:table-cell>
          <table:table-cell table:number-columns-repeated="114"/>
        </table:table-row>
        <table:table-row table:style-name="ro1">
          <table:table-cell table:style-name="ce1" office:value-type="string" calcext:value-type="string">
            <text:p>Phase Accumulator Bits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float" office:value="0" calcext:value-type="float">
            <text:p>0</text:p>
          </table:table-cell>
          <table:table-cell table:style-name="ce15" office:value-type="float" office:value="27.5" calcext:value-type="float">
            <text:p>27.500</text:p>
          </table:table-cell>
          <table:table-cell table:style-name="ce6" table:formula="of:=((2^[.$B$4])*([.F4])*([.I4]))/[.$B$3]" office:value-type="float" office:value="230.68672" calcext:value-type="float">
            <text:p>230.687</text:p>
          </table:table-cell>
          <table:table-cell table:style-name="ce3" table:formula="of:=ROUND([.G4])" office:value-type="float" office:value="231" calcext:value-type="float">
            <text:p>231</text:p>
          </table:table-cell>
          <table:table-cell table:style-name="ce3" office:value-type="float" office:value="128" calcext:value-type="float">
            <text:p>128</text:p>
          </table:table-cell>
          <table:table-cell table:style-name="ce17" table:formula="of:=IF(([.$B$3]*[.H4])/[.$B$7]&lt;0;CEILING(([.$B$3]*[.H4])/[.$B$7];SIGN(([.$B$3]*[.H4])/[.$B$7]);1);FLOOR(([.$B$3]*[.H4])/[.$B$7];SIGN(([.$B$3]*[.H4])/[.$B$7]);1))" office:value-type="float" office:value="3524" calcext:value-type="float">
            <text:p>3,524</text:p>
          </table:table-cell>
          <table:table-cell table:style-name="ce6" table:formula="of:=[.J4]/[.I4]" office:value-type="float" office:value="27.53125" calcext:value-type="float">
            <text:p>27.531</text:p>
          </table:table-cell>
          <table:table-cell table:style-name="ce6" table:formula="of:=1200*LOG(([.K4]/[.F4]);2)" office:value-type="float" office:value="1.96619447490496" calcext:value-type="float">
            <text:p>1.966</text:p>
          </table:table-cell>
          <table:table-cell table:style-name="ce17" table:formula="of:=[.K4]*[.I4]*[.$B$8]" office:value-type="float" office:value="28192" calcext:value-type="float">
            <text:p>28,192</text:p>
          </table:table-cell>
          <table:table-cell table:style-name="ce18" table:formula="of:=1/[.M4]" office:value-type="float" office:value="0.0000354710556186152" calcext:value-type="float">
            <text:p>3.547E-05</text:p>
          </table:table-cell>
          <table:table-cell table:number-columns-repeated="114"/>
        </table:table-row>
        <table:table-row table:style-name="ro1">
          <table:table-cell table:style-name="ce1" office:value-type="string" calcext:value-type="string">
            <text:p>Number of Samples Per Wave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3" office:value-type="string" calcext:value-type="string">
            <text:p>B0</text:p>
          </table:table-cell>
          <table:table-cell table:style-name="ce3" office:value-type="float" office:value="0" calcext:value-type="float">
            <text:p>0</text:p>
          </table:table-cell>
          <table:table-cell table:style-name="ce16" office:value-type="float" office:value="30.8677" calcext:value-type="float">
            <text:p>30.868</text:p>
          </table:table-cell>
          <table:table-cell table:style-name="ce6" table:formula="of:=((2^[.$B$4])*([.F5])*([.I5]))/[.$B$3]" office:value-type="float" office:value="258.9370351616" calcext:value-type="float">
            <text:p>258.937</text:p>
          </table:table-cell>
          <table:table-cell table:style-name="ce3" table:formula="of:=ROUND([.G5])" office:value-type="float" office:value="259" calcext:value-type="float">
            <text:p>259</text:p>
          </table:table-cell>
          <table:table-cell table:style-name="ce3" office:value-type="float" office:value="128" calcext:value-type="float">
            <text:p>128</text:p>
          </table:table-cell>
          <table:table-cell table:style-name="ce17" table:formula="of:=IF(([.$B$3]*[.H5])/[.$B$7]&lt;0;CEILING(([.$B$3]*[.H5])/[.$B$7];SIGN(([.$B$3]*[.H5])/[.$B$7]);1);FLOOR(([.$B$3]*[.H5])/[.$B$7];SIGN(([.$B$3]*[.H5])/[.$B$7]);1))" office:value-type="float" office:value="3952" calcext:value-type="float">
            <text:p>3,952</text:p>
          </table:table-cell>
          <table:table-cell table:style-name="ce6" table:formula="of:=[.J5]/[.I5]" office:value-type="float" office:value="30.875" calcext:value-type="float">
            <text:p>30.875</text:p>
          </table:table-cell>
          <table:table-cell table:style-name="ce6" table:formula="of:=1200*LOG(([.K5]/[.F5]);2)" office:value-type="float" office:value="0.409376610257564" calcext:value-type="float">
            <text:p>0.409</text:p>
          </table:table-cell>
          <table:table-cell table:style-name="ce17" table:formula="of:=[.K5]*[.I5]*[.$B$8]" office:value-type="float" office:value="31616" calcext:value-type="float">
            <text:p>31,616</text:p>
          </table:table-cell>
          <table:table-cell table:style-name="ce18" table:formula="of:=1/[.M5]" office:value-type="float" office:value="0.0000316295546558704" calcext:value-type="float">
            <text:p>3.163E-05</text:p>
          </table:table-cell>
          <table:table-cell table:number-columns-repeated="114"/>
        </table:table-row>
        <table:table-row table:style-name="ro1">
          <table:table-cell table:style-name="ce1" office:value-type="string" calcext:value-type="string">
            <text:p>Lowest Possible Pitch Without Dividers</text:p>
          </table:table-cell>
          <table:table-cell table:style-name="ce11" table:formula="of:=(([.B3]/(2^[.B4]))*1)/128" office:value-type="float" office:value="0.119209289550781" calcext:value-type="float">
            <text:p>0.119</text:p>
          </table:table-cell>
          <table:table-cell office:value-type="string" calcext:value-type="string">
            <text:p>Hz</text:p>
          </table:table-cell>
          <table:table-cell table:style-name="ce3" office:value-type="string" calcext:value-type="string">
            <text:p>D1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float" office:value="36.7081" calcext:value-type="float">
            <text:p>36.708</text:p>
          </table:table-cell>
          <table:table-cell table:style-name="ce6" table:formula="of:=((2^[.$B$4])*([.F6])*([.I6]))/[.$B$3]" office:value-type="float" office:value="307.9298613248" calcext:value-type="float">
            <text:p>307.930</text:p>
          </table:table-cell>
          <table:table-cell table:style-name="ce3" table:formula="of:=ROUND([.G6])" office:value-type="float" office:value="308" calcext:value-type="float">
            <text:p>308</text:p>
          </table:table-cell>
          <table:table-cell table:style-name="ce3" office:value-type="float" office:value="128" calcext:value-type="float">
            <text:p>128</text:p>
          </table:table-cell>
          <table:table-cell table:style-name="ce17" table:formula="of:=IF(([.$B$3]*[.H6])/[.$B$7]&lt;0;CEILING(([.$B$3]*[.H6])/[.$B$7];SIGN(([.$B$3]*[.H6])/[.$B$7]);1);FLOOR(([.$B$3]*[.H6])/[.$B$7];SIGN(([.$B$3]*[.H6])/[.$B$7]);1))" office:value-type="float" office:value="4699" calcext:value-type="float">
            <text:p>4,699</text:p>
          </table:table-cell>
          <table:table-cell table:style-name="ce6" table:formula="of:=[.J6]/[.I6]" office:value-type="float" office:value="36.7109375" calcext:value-type="float">
            <text:p>36.711</text:p>
          </table:table-cell>
          <table:table-cell table:style-name="ce6" table:formula="of:=1200*LOG(([.K6]/[.F6]);2)" office:value-type="float" office:value="0.133817516108618" calcext:value-type="float">
            <text:p>0.134</text:p>
          </table:table-cell>
          <table:table-cell table:style-name="ce17" table:formula="of:=[.K6]*[.I6]*[.$B$8]" office:value-type="float" office:value="37592" calcext:value-type="float">
            <text:p>37,592</text:p>
          </table:table-cell>
          <table:table-cell table:style-name="ce18" table:formula="of:=1/[.M6]" office:value-type="float" office:value="0.0000266014045541605" calcext:value-type="float">
            <text:p>2.660E-05</text:p>
          </table:table-cell>
          <table:table-cell table:number-columns-repeated="114"/>
        </table:table-row>
        <table:table-row table:style-name="ro1">
          <table:table-cell table:style-name="ce1" office:value-type="string" calcext:value-type="string">
            <text:p>Phase Accumulator Maximum Count</text:p>
          </table:table-cell>
          <table:table-cell table:formula="of:=2^[.B4]" office:value-type="float" office:value="65536" calcext:value-type="float">
            <text:p>65536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float" office:value="1" calcext:value-type="float">
            <text:p>1</text:p>
          </table:table-cell>
          <table:table-cell table:style-name="ce15" office:value-type="float" office:value="55" calcext:value-type="float">
            <text:p>55.000</text:p>
          </table:table-cell>
          <table:table-cell table:style-name="ce6" table:formula="of:=((2^[.$B$4])*([.F7])*([.I7]))/[.$B$3]" office:value-type="float" office:value="461.37344" calcext:value-type="float">
            <text:p>461.373</text:p>
          </table:table-cell>
          <table:table-cell table:style-name="ce3" table:formula="of:=ROUND([.G7])" office:value-type="float" office:value="461" calcext:value-type="float">
            <text:p>461</text:p>
          </table:table-cell>
          <table:table-cell table:style-name="ce3" office:value-type="float" office:value="128" calcext:value-type="float">
            <text:p>128</text:p>
          </table:table-cell>
          <table:table-cell table:style-name="ce17" table:formula="of:=IF(([.$B$3]*[.H7])/[.$B$7]&lt;0;CEILING(([.$B$3]*[.H7])/[.$B$7];SIGN(([.$B$3]*[.H7])/[.$B$7]);1);FLOOR(([.$B$3]*[.H7])/[.$B$7];SIGN(([.$B$3]*[.H7])/[.$B$7]);1))" office:value-type="float" office:value="7034" calcext:value-type="float">
            <text:p>7,034</text:p>
          </table:table-cell>
          <table:table-cell table:style-name="ce6" table:formula="of:=[.J7]/[.I7]" office:value-type="float" office:value="54.953125" calcext:value-type="float">
            <text:p>54.953</text:p>
          </table:table-cell>
          <table:table-cell table:style-name="ce6" table:formula="of:=1200*LOG(([.K7]/[.F7]);2)" office:value-type="float" office:value="-1.47611267922326" calcext:value-type="float">
            <text:p>-1.476</text:p>
          </table:table-cell>
          <table:table-cell table:style-name="ce17" table:formula="of:=[.K7]*[.I7]*[.$B$8]" office:value-type="float" office:value="56272" calcext:value-type="float">
            <text:p>56,272</text:p>
          </table:table-cell>
          <table:table-cell table:style-name="ce18" table:formula="of:=1/[.M7]" office:value-type="float" office:value="0.0000177708274097242" calcext:value-type="float">
            <text:p>1.777E-05</text:p>
          </table:table-cell>
          <table:table-cell table:number-columns-repeated="114"/>
        </table:table-row>
        <table:table-row table:style-name="ro1">
          <table:table-cell table:style-name="ce1" office:value-type="string" calcext:value-type="string">
            <text:p>Total Voices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office:value-type="string" calcext:value-type="string">
            <text:p>B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.7354" calcext:value-type="float">
            <text:p>61.7354</text:p>
          </table:table-cell>
          <table:table-cell table:style-name="ce6" table:formula="of:=((2^[.$B$4])*([.F8])*([.I8]))/[.$B$3]" office:value-type="float" office:value="517.8740703232" calcext:value-type="float">
            <text:p>517.874</text:p>
          </table:table-cell>
          <table:table-cell table:style-name="ce3" table:formula="of:=ROUND([.G8])" office:value-type="float" office:value="518" calcext:value-type="float">
            <text:p>518</text:p>
          </table:table-cell>
          <table:table-cell table:style-name="ce3" office:value-type="float" office:value="128" calcext:value-type="float">
            <text:p>128</text:p>
          </table:table-cell>
          <table:table-cell table:style-name="ce17" table:formula="of:=IF(([.$B$3]*[.H8])/[.$B$7]&lt;0;CEILING(([.$B$3]*[.H8])/[.$B$7];SIGN(([.$B$3]*[.H8])/[.$B$7]);1);FLOOR(([.$B$3]*[.H8])/[.$B$7];SIGN(([.$B$3]*[.H8])/[.$B$7]);1))" office:value-type="float" office:value="7904" calcext:value-type="float">
            <text:p>7,904</text:p>
          </table:table-cell>
          <table:table-cell table:style-name="ce6" table:formula="of:=[.J8]/[.I8]" office:value-type="float" office:value="61.75" calcext:value-type="float">
            <text:p>61.750</text:p>
          </table:table-cell>
          <table:table-cell table:style-name="ce6" table:formula="of:=1200*LOG(([.K8]/[.F8]);2)" office:value-type="float" office:value="0.409376610257564" calcext:value-type="float">
            <text:p>0.409</text:p>
          </table:table-cell>
          <table:table-cell table:style-name="ce17" table:formula="of:=[.K8]*[.I8]*[.$B$8]" office:value-type="float" office:value="63232" calcext:value-type="float">
            <text:p>63,232</text:p>
          </table:table-cell>
          <table:table-cell table:style-name="ce18" table:formula="of:=1/[.M8]" office:value-type="float" office:value="0.0000158147773279352" calcext:value-type="float">
            <text:p>1.581E-05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3" office:value-type="string" calcext:value-type="string">
            <text:p>E2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float" office:value="82.4069" calcext:value-type="float">
            <text:p>82.407</text:p>
          </table:table-cell>
          <table:table-cell table:style-name="ce6" table:formula="of:=((2^[.$B$4])*([.F9])*([.I9]))/[.$B$3]" office:value-type="float" office:value="691.2791805952" calcext:value-type="float">
            <text:p>691.279</text:p>
          </table:table-cell>
          <table:table-cell table:style-name="ce3" table:formula="of:=ROUND([.G9])" office:value-type="float" office:value="691" calcext:value-type="float">
            <text:p>691</text:p>
          </table:table-cell>
          <table:table-cell table:style-name="ce3" office:value-type="float" office:value="128" calcext:value-type="float">
            <text:p>128</text:p>
          </table:table-cell>
          <table:table-cell table:style-name="ce17" table:formula="of:=IF(([.$B$3]*[.H9])/[.$B$7]&lt;0;CEILING(([.$B$3]*[.H9])/[.$B$7];SIGN(([.$B$3]*[.H9])/[.$B$7]);1);FLOOR(([.$B$3]*[.H9])/[.$B$7];SIGN(([.$B$3]*[.H9])/[.$B$7]);1))" office:value-type="float" office:value="10543" calcext:value-type="float">
            <text:p>10,543</text:p>
          </table:table-cell>
          <table:table-cell table:style-name="ce6" table:formula="of:=[.J9]/[.I9]" office:value-type="float" office:value="82.3671875" calcext:value-type="float">
            <text:p>82.367</text:p>
          </table:table-cell>
          <table:table-cell table:style-name="ce6" table:formula="of:=1200*LOG(([.K9]/[.F9]);2)" office:value-type="float" office:value="-0.834495697082617" calcext:value-type="float">
            <text:p>-0.834</text:p>
          </table:table-cell>
          <table:table-cell table:style-name="ce17" table:formula="of:=[.K9]*[.I9]*[.$B$8]" office:value-type="float" office:value="84344" calcext:value-type="float">
            <text:p>84,344</text:p>
          </table:table-cell>
          <table:table-cell table:style-name="ce18" table:formula="of:=1/[.M9]" office:value-type="float" office:value="0.0000118562079104619" calcext:value-type="float">
            <text:p>1.186E-05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3" office:value-type="string" calcext:value-type="string">
            <text:p>G2</text:p>
          </table:table-cell>
          <table:table-cell table:style-name="ce3" office:value-type="float" office:value="2" calcext:value-type="float">
            <text:p>2</text:p>
          </table:table-cell>
          <table:table-cell table:style-name="ce14" office:value-type="float" office:value="97.9989" calcext:value-type="float">
            <text:p>97.9989</text:p>
          </table:table-cell>
          <table:table-cell table:style-name="ce6" table:formula="of:=((2^[.$B$4])*([.F10])*([.I10]))/[.$B$3]" office:value-type="float" office:value="822.0743565312" calcext:value-type="float">
            <text:p>822.074</text:p>
          </table:table-cell>
          <table:table-cell table:style-name="ce3" table:formula="of:=ROUND([.G10])" office:value-type="float" office:value="822" calcext:value-type="float">
            <text:p>822</text:p>
          </table:table-cell>
          <table:table-cell table:style-name="ce3" office:value-type="float" office:value="128" calcext:value-type="float">
            <text:p>128</text:p>
          </table:table-cell>
          <table:table-cell table:style-name="ce17" table:formula="of:=IF(([.$B$3]*[.H10])/[.$B$7]&lt;0;CEILING(([.$B$3]*[.H10])/[.$B$7];SIGN(([.$B$3]*[.H10])/[.$B$7]);1);FLOOR(([.$B$3]*[.H10])/[.$B$7];SIGN(([.$B$3]*[.H10])/[.$B$7]);1))" office:value-type="float" office:value="12542" calcext:value-type="float">
            <text:p>12,542</text:p>
          </table:table-cell>
          <table:table-cell table:style-name="ce6" table:formula="of:=[.J10]/[.I10]" office:value-type="float" office:value="97.984375" calcext:value-type="float">
            <text:p>97.984</text:p>
          </table:table-cell>
          <table:table-cell table:style-name="ce6" table:formula="of:=1200*LOG(([.K10]/[.F10]);2)" office:value-type="float" office:value="-0.256615515877533" calcext:value-type="float">
            <text:p>-0.257</text:p>
          </table:table-cell>
          <table:table-cell table:style-name="ce17" table:formula="of:=[.K10]*[.I10]*[.$B$8]" office:value-type="float" office:value="100336" calcext:value-type="float">
            <text:p>100,336</text:p>
          </table:table-cell>
          <table:table-cell table:style-name="ce18" table:formula="of:=1/[.M10]" office:value-type="float" office:value="0.00000996651251793972" calcext:value-type="float">
            <text:p>9.967E-06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3" office:value-type="string" calcext:value-type="string">
            <text:p>A2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float" office:value="110" calcext:value-type="float">
            <text:p>110.000</text:p>
          </table:table-cell>
          <table:table-cell table:style-name="ce6" table:formula="of:=((2^[.$B$4])*([.F11])*([.I11]))/[.$B$3]" office:value-type="float" office:value="922.74688" calcext:value-type="float">
            <text:p>922.747</text:p>
          </table:table-cell>
          <table:table-cell table:style-name="ce3" table:formula="of:=ROUND([.G11])" office:value-type="float" office:value="923" calcext:value-type="float">
            <text:p>923</text:p>
          </table:table-cell>
          <table:table-cell table:style-name="ce3" office:value-type="float" office:value="128" calcext:value-type="float">
            <text:p>128</text:p>
          </table:table-cell>
          <table:table-cell table:style-name="ce17" table:formula="of:=IF(([.$B$3]*[.H11])/[.$B$7]&lt;0;CEILING(([.$B$3]*[.H11])/[.$B$7];SIGN(([.$B$3]*[.H11])/[.$B$7]);1);FLOOR(([.$B$3]*[.H11])/[.$B$7];SIGN(([.$B$3]*[.H11])/[.$B$7]);1))" office:value-type="float" office:value="14083" calcext:value-type="float">
            <text:p>14,083</text:p>
          </table:table-cell>
          <table:table-cell table:style-name="ce6" table:formula="of:=[.J11]/[.I11]" office:value-type="float" office:value="110.0234375" calcext:value-type="float">
            <text:p>110.023</text:p>
          </table:table-cell>
          <table:table-cell table:style-name="ce6" table:formula="of:=1200*LOG(([.K11]/[.F11]);2)" office:value-type="float" office:value="0.368831599392496" calcext:value-type="float">
            <text:p>0.369</text:p>
          </table:table-cell>
          <table:table-cell table:style-name="ce17" table:formula="of:=[.K11]*[.I11]*[.$B$8]" office:value-type="float" office:value="112664" calcext:value-type="float">
            <text:p>112,664</text:p>
          </table:table-cell>
          <table:table-cell table:style-name="ce18" table:formula="of:=1/[.M11]" office:value-type="float" office:value="0.00000887594972662075" calcext:value-type="float">
            <text:p>8.876E-06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3" office:value-type="string" calcext:value-type="string">
            <text:p>C3</text:p>
          </table:table-cell>
          <table:table-cell table:style-name="ce3" office:value-type="float" office:value="3" calcext:value-type="float">
            <text:p>3</text:p>
          </table:table-cell>
          <table:table-cell table:style-name="ce16" office:value-type="float" office:value="130.813" calcext:value-type="float">
            <text:p>130.813</text:p>
          </table:table-cell>
          <table:table-cell table:style-name="ce6" table:formula="of:=((2^[.$B$4])*([.F12])*([.I12]))/[.$B$3]" office:value-type="float" office:value="1097.338978304" calcext:value-type="float">
            <text:p>1097.339</text:p>
          </table:table-cell>
          <table:table-cell table:style-name="ce3" table:formula="of:=ROUND([.G12])" office:value-type="float" office:value="1097" calcext:value-type="float">
            <text:p>1097</text:p>
          </table:table-cell>
          <table:table-cell table:style-name="ce3" office:value-type="float" office:value="128" calcext:value-type="float">
            <text:p>128</text:p>
          </table:table-cell>
          <table:table-cell table:style-name="ce17" table:formula="of:=IF(([.$B$3]*[.H12])/[.$B$7]&lt;0;CEILING(([.$B$3]*[.H12])/[.$B$7];SIGN(([.$B$3]*[.H12])/[.$B$7]);1);FLOOR(([.$B$3]*[.H12])/[.$B$7];SIGN(([.$B$3]*[.H12])/[.$B$7]);1))" office:value-type="float" office:value="16738" calcext:value-type="float">
            <text:p>16,738</text:p>
          </table:table-cell>
          <table:table-cell table:style-name="ce6" table:formula="of:=[.J12]/[.I12]" office:value-type="float" office:value="130.765625" calcext:value-type="float">
            <text:p>130.766</text:p>
          </table:table-cell>
          <table:table-cell table:style-name="ce6" table:formula="of:=1200*LOG(([.K12]/[.F12]);2)" office:value-type="float" office:value="-0.627094159328004" calcext:value-type="float">
            <text:p>-0.627</text:p>
          </table:table-cell>
          <table:table-cell table:style-name="ce17" table:formula="of:=[.K12]*[.I12]*[.$B$8]" office:value-type="float" office:value="133904" calcext:value-type="float">
            <text:p>133,904</text:p>
          </table:table-cell>
          <table:table-cell table:style-name="ce18" table:formula="of:=1/[.M12]" office:value-type="float" office:value="0.00000746803680248536" calcext:value-type="float">
            <text:p>7.468E-06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3" office:value-type="string" calcext:value-type="string">
            <text:p>F3</text:p>
          </table:table-cell>
          <table:table-cell table:style-name="ce3" office:value-type="float" office:value="3" calcext:value-type="float">
            <text:p>3</text:p>
          </table:table-cell>
          <table:table-cell table:style-name="ce14" office:value-type="float" office:value="174.614" calcext:value-type="float">
            <text:p>174.614</text:p>
          </table:table-cell>
          <table:table-cell table:style-name="ce6" table:formula="of:=((2^[.$B$4])*([.F13])*([.I13]))/[.$B$3]" office:value-type="float" office:value="1464.768397312" calcext:value-type="float">
            <text:p>1464.768</text:p>
          </table:table-cell>
          <table:table-cell table:style-name="ce3" table:formula="of:=ROUND([.G13])" office:value-type="float" office:value="1465" calcext:value-type="float">
            <text:p>1465</text:p>
          </table:table-cell>
          <table:table-cell table:style-name="ce3" office:value-type="float" office:value="128" calcext:value-type="float">
            <text:p>128</text:p>
          </table:table-cell>
          <table:table-cell table:style-name="ce17" table:formula="of:=IF(([.$B$3]*[.H13])/[.$B$7]&lt;0;CEILING(([.$B$3]*[.H13])/[.$B$7];SIGN(([.$B$3]*[.H13])/[.$B$7]);1);FLOOR(([.$B$3]*[.H13])/[.$B$7];SIGN(([.$B$3]*[.H13])/[.$B$7]);1))" office:value-type="float" office:value="22354" calcext:value-type="float">
            <text:p>22,354</text:p>
          </table:table-cell>
          <table:table-cell table:style-name="ce6" table:formula="of:=[.J13]/[.I13]" office:value-type="float" office:value="174.640625" calcext:value-type="float">
            <text:p>174.641</text:p>
          </table:table-cell>
          <table:table-cell table:style-name="ce6" table:formula="of:=1200*LOG(([.K13]/[.F13]);2)" office:value-type="float" office:value="0.263957029320455" calcext:value-type="float">
            <text:p>0.264</text:p>
          </table:table-cell>
          <table:table-cell table:style-name="ce17" table:formula="of:=[.K13]*[.I13]*[.$B$8]" office:value-type="float" office:value="178832" calcext:value-type="float">
            <text:p>178,832</text:p>
          </table:table-cell>
          <table:table-cell table:style-name="ce18" table:formula="of:=1/[.M13]" office:value-type="float" office:value="0.00000559184038650801" calcext:value-type="float">
            <text:p>5.592E-06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3" office:value-type="string" calcext:value-type="string">
            <text:p>A3</text:p>
          </table:table-cell>
          <table:table-cell table:style-name="ce3" office:value-type="float" office:value="3" calcext:value-type="float">
            <text:p>3</text:p>
          </table:table-cell>
          <table:table-cell table:style-name="ce15" office:value-type="float" office:value="220" calcext:value-type="float">
            <text:p>220.000</text:p>
          </table:table-cell>
          <table:table-cell table:style-name="ce6" table:formula="of:=((2^[.$B$4])*([.F14])*([.I14]))/[.$B$3]" office:value-type="float" office:value="1845.49376" calcext:value-type="float">
            <text:p>1845.494</text:p>
          </table:table-cell>
          <table:table-cell table:style-name="ce3" table:formula="of:=ROUND([.G14])" office:value-type="float" office:value="1845" calcext:value-type="float">
            <text:p>1845</text:p>
          </table:table-cell>
          <table:table-cell table:style-name="ce3" office:value-type="float" office:value="128" calcext:value-type="float">
            <text:p>128</text:p>
          </table:table-cell>
          <table:table-cell table:style-name="ce17" table:formula="of:=IF(([.$B$3]*[.H14])/[.$B$7]&lt;0;CEILING(([.$B$3]*[.H14])/[.$B$7];SIGN(([.$B$3]*[.H14])/[.$B$7]);1);FLOOR(([.$B$3]*[.H14])/[.$B$7];SIGN(([.$B$3]*[.H14])/[.$B$7]);1))" office:value-type="float" office:value="28152" calcext:value-type="float">
            <text:p>28,152</text:p>
          </table:table-cell>
          <table:table-cell table:style-name="ce6" table:formula="of:=[.J14]/[.I14]" office:value-type="float" office:value="219.9375" calcext:value-type="float">
            <text:p>219.938</text:p>
          </table:table-cell>
          <table:table-cell table:style-name="ce6" table:formula="of:=1200*LOG(([.K14]/[.F14]);2)" office:value-type="float" office:value="-0.49189772999389" calcext:value-type="float">
            <text:p>-0.492</text:p>
          </table:table-cell>
          <table:table-cell table:style-name="ce17" table:formula="of:=[.K14]*[.I14]*[.$B$8]" office:value-type="float" office:value="225216" calcext:value-type="float">
            <text:p>225,216</text:p>
          </table:table-cell>
          <table:table-cell table:style-name="ce18" table:formula="of:=1/[.M14]" office:value-type="float" office:value="0.00000444018186984939" calcext:value-type="float">
            <text:p>4.440E-06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13" office:value-type="string" calcext:value-type="string">
            <text:p>C4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61.626" calcext:value-type="float">
            <text:p>261.626</text:p>
          </table:table-cell>
          <table:table-cell table:style-name="ce6" table:formula="of:=((2^[.$B$4])*([.F15])*([.I15]))/[.$B$3]" office:value-type="float" office:value="2194.677956608" calcext:value-type="float">
            <text:p>2194.678</text:p>
          </table:table-cell>
          <table:table-cell table:style-name="ce3" table:formula="of:=ROUND([.G15])" office:value-type="float" office:value="2195" calcext:value-type="float">
            <text:p>2195</text:p>
          </table:table-cell>
          <table:table-cell table:style-name="ce3" office:value-type="float" office:value="128" calcext:value-type="float">
            <text:p>128</text:p>
          </table:table-cell>
          <table:table-cell table:style-name="ce17" table:formula="of:=IF(([.$B$3]*[.H15])/[.$B$7]&lt;0;CEILING(([.$B$3]*[.H15])/[.$B$7];SIGN(([.$B$3]*[.H15])/[.$B$7]);1);FLOOR(([.$B$3]*[.H15])/[.$B$7];SIGN(([.$B$3]*[.H15])/[.$B$7]);1))" office:value-type="float" office:value="33493" calcext:value-type="float">
            <text:p>33,493</text:p>
          </table:table-cell>
          <table:table-cell table:style-name="ce6" table:formula="of:=[.J15]/[.I15]" office:value-type="float" office:value="261.6640625" calcext:value-type="float">
            <text:p>261.664</text:p>
          </table:table-cell>
          <table:table-cell table:style-name="ce6" table:formula="of:=1200*LOG(([.K15]/[.F15]);2)" office:value-type="float" office:value="0.251849216451834" calcext:value-type="float">
            <text:p>0.252</text:p>
          </table:table-cell>
          <table:table-cell table:style-name="ce17" table:formula="of:=[.K15]*[.I15]*[.$B$8]" office:value-type="float" office:value="267944" calcext:value-type="float">
            <text:p>267,944</text:p>
          </table:table-cell>
          <table:table-cell table:style-name="ce18" table:formula="of:=1/[.M15]" office:value-type="float" office:value="0.00000373212313020631" calcext:value-type="float">
            <text:p>3.732E-06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3" office:value-type="string" calcext:value-type="string">
            <text:p>A4</text:p>
          </table:table-cell>
          <table:table-cell table:style-name="ce3" office:value-type="float" office:value="4" calcext:value-type="float">
            <text:p>4</text:p>
          </table:table-cell>
          <table:table-cell table:style-name="ce15" office:value-type="float" office:value="440" calcext:value-type="float">
            <text:p>440.000</text:p>
          </table:table-cell>
          <table:table-cell table:style-name="ce6" table:formula="of:=((2^[.$B$4])*([.F16])*([.I16]))/[.$B$3]" office:value-type="float" office:value="3690.98752" calcext:value-type="float">
            <text:p>3690.988</text:p>
          </table:table-cell>
          <table:table-cell table:style-name="ce3" table:formula="of:=ROUND([.G16])" office:value-type="float" office:value="3691" calcext:value-type="float">
            <text:p>3691</text:p>
          </table:table-cell>
          <table:table-cell table:style-name="ce3" office:value-type="float" office:value="128" calcext:value-type="float">
            <text:p>128</text:p>
          </table:table-cell>
          <table:table-cell table:style-name="ce17" table:formula="of:=IF(([.$B$3]*[.H16])/[.$B$7]&lt;0;CEILING(([.$B$3]*[.H16])/[.$B$7];SIGN(([.$B$3]*[.H16])/[.$B$7]);1);FLOOR(([.$B$3]*[.H16])/[.$B$7];SIGN(([.$B$3]*[.H16])/[.$B$7]);1))" office:value-type="float" office:value="56320" calcext:value-type="float">
            <text:p>56,320</text:p>
          </table:table-cell>
          <table:table-cell table:style-name="ce6" table:formula="of:=[.J16]/[.I16]" office:value-type="float" office:value="440" calcext:value-type="float">
            <text:p>440.000</text:p>
          </table:table-cell>
          <table:table-cell table:style-name="ce6" table:formula="of:=1200*LOG(([.K16]/[.F16]);2)" office:value-type="float" office:value="0" calcext:value-type="float">
            <text:p>0.000</text:p>
          </table:table-cell>
          <table:table-cell table:style-name="ce17" table:formula="of:=[.K16]*[.I16]*[.$B$8]" office:value-type="float" office:value="450560" calcext:value-type="float">
            <text:p>450,560</text:p>
          </table:table-cell>
          <table:table-cell table:style-name="ce18" table:formula="of:=1/[.M16]" office:value-type="float" office:value="0.00000221946022727273" calcext:value-type="float">
            <text:p>2.219E-06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3" office:value-type="string" calcext:value-type="string">
            <text:p>B4</text:p>
          </table:table-cell>
          <table:table-cell table:style-name="ce3" office:value-type="float" office:value="4" calcext:value-type="float">
            <text:p>4</text:p>
          </table:table-cell>
          <table:table-cell table:style-name="ce14" office:value-type="float" office:value="493.883" calcext:value-type="float">
            <text:p>493.883</text:p>
          </table:table-cell>
          <table:table-cell table:style-name="ce6" table:formula="of:=((2^[.$B$4])*([.F17])*([.I17]))/[.$B$3]" office:value-type="float" office:value="4142.990884864" calcext:value-type="float">
            <text:p>4142.991</text:p>
          </table:table-cell>
          <table:table-cell table:style-name="ce3" table:formula="of:=ROUND([.G17])" office:value-type="float" office:value="4143" calcext:value-type="float">
            <text:p>4143</text:p>
          </table:table-cell>
          <table:table-cell table:style-name="ce3" office:value-type="float" office:value="128" calcext:value-type="float">
            <text:p>128</text:p>
          </table:table-cell>
          <table:table-cell table:style-name="ce17" table:formula="of:=IF(([.$B$3]*[.H17])/[.$B$7]&lt;0;CEILING(([.$B$3]*[.H17])/[.$B$7];SIGN(([.$B$3]*[.H17])/[.$B$7]);1);FLOOR(([.$B$3]*[.H17])/[.$B$7];SIGN(([.$B$3]*[.H17])/[.$B$7]);1))" office:value-type="float" office:value="63217" calcext:value-type="float">
            <text:p>63,217</text:p>
          </table:table-cell>
          <table:table-cell table:style-name="ce6" table:formula="of:=[.J17]/[.I17]" office:value-type="float" office:value="493.8828125" calcext:value-type="float">
            <text:p>493.883</text:p>
          </table:table-cell>
          <table:table-cell table:style-name="ce6" table:formula="of:=1200*LOG(([.K17]/[.F17]);2)" office:value-type="float" office:value="-0.000657253733777482" calcext:value-type="float">
            <text:p>-0.001</text:p>
          </table:table-cell>
          <table:table-cell table:style-name="ce17" table:formula="of:=[.K17]*[.I17]*[.$B$8]" office:value-type="float" office:value="505736" calcext:value-type="float">
            <text:p>505,736</text:p>
          </table:table-cell>
          <table:table-cell table:style-name="ce18" table:formula="of:=1/[.M17]" office:value-type="float" office:value="0.00000197731622822975" calcext:value-type="float">
            <text:p>1.977E-06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3" office:value-type="string" calcext:value-type="string">
            <text:p>D5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float" office:value="587.33" calcext:value-type="float">
            <text:p>587.330</text:p>
          </table:table-cell>
          <table:table-cell table:style-name="ce6" table:formula="of:=((2^[.$B$4])*([.F18])*([.I18]))/[.$B$3]" office:value-type="float" office:value="4926.88113664" calcext:value-type="float">
            <text:p>4926.881</text:p>
          </table:table-cell>
          <table:table-cell table:style-name="ce3" table:formula="of:=ROUND([.G18])" office:value-type="float" office:value="4927" calcext:value-type="float">
            <text:p>4927</text:p>
          </table:table-cell>
          <table:table-cell table:style-name="ce3" office:value-type="float" office:value="128" calcext:value-type="float">
            <text:p>128</text:p>
          </table:table-cell>
          <table:table-cell table:style-name="ce17" table:formula="of:=IF(([.$B$3]*[.H18])/[.$B$7]&lt;0;CEILING(([.$B$3]*[.H18])/[.$B$7];SIGN(([.$B$3]*[.H18])/[.$B$7]);1);FLOOR(([.$B$3]*[.H18])/[.$B$7];SIGN(([.$B$3]*[.H18])/[.$B$7]);1))" office:value-type="float" office:value="75180" calcext:value-type="float">
            <text:p>75,180</text:p>
          </table:table-cell>
          <table:table-cell table:style-name="ce6" table:formula="of:=[.J18]/[.I18]" office:value-type="float" office:value="587.34375" calcext:value-type="float">
            <text:p>587.344</text:p>
          </table:table-cell>
          <table:table-cell table:style-name="ce6" table:formula="of:=1200*LOG(([.K18]/[.F18]);2)" office:value-type="float" office:value="0.0405294971062767" calcext:value-type="float">
            <text:p>0.041</text:p>
          </table:table-cell>
          <table:table-cell table:style-name="ce17" table:formula="of:=[.K18]*[.I18]*[.$B$8]" office:value-type="float" office:value="601440" calcext:value-type="float">
            <text:p>601,440</text:p>
          </table:table-cell>
          <table:table-cell table:style-name="ce18" table:formula="of:=1/[.M18]" office:value-type="float" office:value="0.00000166267624368183" calcext:value-type="float">
            <text:p>1.663E-06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3" office:value-type="string" calcext:value-type="string">
            <text:p>A5</text:p>
          </table:table-cell>
          <table:table-cell table:style-name="ce3" office:value-type="float" office:value="5" calcext:value-type="float">
            <text:p>5</text:p>
          </table:table-cell>
          <table:table-cell table:style-name="ce15" office:value-type="float" office:value="880" calcext:value-type="float">
            <text:p>880.000</text:p>
          </table:table-cell>
          <table:table-cell table:style-name="ce6" table:formula="of:=((2^[.$B$4])*([.F19])*([.I19]))/[.$B$3]" office:value-type="float" office:value="7381.97504" calcext:value-type="float">
            <text:p>7381.975</text:p>
          </table:table-cell>
          <table:table-cell table:style-name="ce3" table:formula="of:=ROUND([.G19])" office:value-type="float" office:value="7382" calcext:value-type="float">
            <text:p>7382</text:p>
          </table:table-cell>
          <table:table-cell table:style-name="ce3" office:value-type="float" office:value="128" calcext:value-type="float">
            <text:p>128</text:p>
          </table:table-cell>
          <table:table-cell table:style-name="ce17" table:formula="of:=IF(([.$B$3]*[.H19])/[.$B$7]&lt;0;CEILING(([.$B$3]*[.H19])/[.$B$7];SIGN(([.$B$3]*[.H19])/[.$B$7]);1);FLOOR(([.$B$3]*[.H19])/[.$B$7];SIGN(([.$B$3]*[.H19])/[.$B$7]);1))" office:value-type="float" office:value="112640" calcext:value-type="float">
            <text:p>112,640</text:p>
          </table:table-cell>
          <table:table-cell table:style-name="ce6" table:formula="of:=[.J19]/[.I19]" office:value-type="float" office:value="880" calcext:value-type="float">
            <text:p>880.000</text:p>
          </table:table-cell>
          <table:table-cell table:style-name="ce6" table:formula="of:=1200*LOG(([.K19]/[.F19]);2)" office:value-type="float" office:value="0" calcext:value-type="float">
            <text:p>0.000</text:p>
          </table:table-cell>
          <table:table-cell table:style-name="ce17" table:formula="of:=[.K19]*[.I19]*[.$B$8]" office:value-type="float" office:value="901120" calcext:value-type="float">
            <text:p>901,120</text:p>
          </table:table-cell>
          <table:table-cell table:style-name="ce18" table:formula="of:=1/[.M19]" office:value-type="float" office:value="0.00000110973011363636" calcext:value-type="float">
            <text:p>1.110E-06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3" office:value-type="string" calcext:value-type="string">
            <text:p>B5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float" office:value="987.767" calcext:value-type="float">
            <text:p>987.767</text:p>
          </table:table-cell>
          <table:table-cell table:style-name="ce6" table:formula="of:=((2^[.$B$4])*([.F20])*([.I20]))/[.$B$3]" office:value-type="float" office:value="8285.990158336" calcext:value-type="float">
            <text:p>8285.990</text:p>
          </table:table-cell>
          <table:table-cell table:style-name="ce3" table:formula="of:=ROUND([.G20])" office:value-type="float" office:value="8286" calcext:value-type="float">
            <text:p>8286</text:p>
          </table:table-cell>
          <table:table-cell table:style-name="ce3" office:value-type="float" office:value="128" calcext:value-type="float">
            <text:p>128</text:p>
          </table:table-cell>
          <table:table-cell table:style-name="ce17" table:formula="of:=IF(([.$B$3]*[.H20])/[.$B$7]&lt;0;CEILING(([.$B$3]*[.H20])/[.$B$7];SIGN(([.$B$3]*[.H20])/[.$B$7]);1);FLOOR(([.$B$3]*[.H20])/[.$B$7];SIGN(([.$B$3]*[.H20])/[.$B$7]);1))" office:value-type="float" office:value="126434" calcext:value-type="float">
            <text:p>126,434</text:p>
          </table:table-cell>
          <table:table-cell table:style-name="ce6" table:formula="of:=[.J20]/[.I20]" office:value-type="float" office:value="987.765625" calcext:value-type="float">
            <text:p>987.766</text:p>
          </table:table-cell>
          <table:table-cell table:style-name="ce6" table:formula="of:=1200*LOG(([.K20]/[.F20]);2)" office:value-type="float" office:value="-0.0024099291375338" calcext:value-type="float">
            <text:p>-0.002</text:p>
          </table:table-cell>
          <table:table-cell table:style-name="ce17" table:formula="of:=[.K20]*[.I20]*[.$B$8]" office:value-type="float" office:value="1011472" calcext:value-type="float">
            <text:p>1,011,472</text:p>
          </table:table-cell>
          <table:table-cell table:style-name="ce18" table:formula="of:=1/[.M20]" office:value-type="float" office:value="0.000000988658114114874" calcext:value-type="float">
            <text:p>9.887E-07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3" office:value-type="string" calcext:value-type="string">
            <text:p>C6</text:p>
          </table:table-cell>
          <table:table-cell table:style-name="ce3" office:value-type="float" office:value="6" calcext:value-type="float">
            <text:p>6</text:p>
          </table:table-cell>
          <table:table-cell table:style-name="ce16" office:value-type="float" office:value="1046.502" calcext:value-type="float">
            <text:p>1046.502</text:p>
          </table:table-cell>
          <table:table-cell table:style-name="ce6" table:formula="of:=((2^[.$B$4])*([.F21])*([.I21]))/[.$B$3]" office:value-type="float" office:value="4389.347524608" calcext:value-type="float">
            <text:p>4389.348</text:p>
          </table:table-cell>
          <table:table-cell table:style-name="ce3" table:formula="of:=ROUND([.G21])" office:value-type="float" office:value="4389" calcext:value-type="float">
            <text:p>4389</text:p>
          </table:table-cell>
          <table:table-cell table:style-name="ce3" office:value-type="float" office:value="64" calcext:value-type="float">
            <text:p>64</text:p>
          </table:table-cell>
          <table:table-cell table:style-name="ce17" table:formula="of:=IF(([.$B$3]*[.H21])/[.$B$7]&lt;0;CEILING(([.$B$3]*[.H21])/[.$B$7];SIGN(([.$B$3]*[.H21])/[.$B$7]);1);FLOOR(([.$B$3]*[.H21])/[.$B$7];SIGN(([.$B$3]*[.H21])/[.$B$7]);1))" office:value-type="float" office:value="66970" calcext:value-type="float">
            <text:p>66,970</text:p>
          </table:table-cell>
          <table:table-cell table:style-name="ce6" table:formula="of:=[.J21]/[.I21]" office:value-type="float" office:value="1046.40625" calcext:value-type="float">
            <text:p>1046.406</text:p>
          </table:table-cell>
          <table:table-cell table:style-name="ce6" table:formula="of:=1200*LOG(([.K21]/[.F21]);2)" office:value-type="float" office:value="-0.158407001657775" calcext:value-type="float">
            <text:p>-0.158</text:p>
          </table:table-cell>
          <table:table-cell table:style-name="ce17" table:formula="of:=[.K21]*[.I21]*[.$B$8]" office:value-type="float" office:value="535760" calcext:value-type="float">
            <text:p>535,760</text:p>
          </table:table-cell>
          <table:table-cell table:style-name="ce18" table:formula="of:=1/[.M21]" office:value-type="float" office:value="0.00000186650739136927" calcext:value-type="float">
            <text:p>1.867E-06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3" office:value-type="string" calcext:value-type="string">
            <text:p>G6</text:p>
          </table:table-cell>
          <table:table-cell table:style-name="ce3" office:value-type="float" office:value="6" calcext:value-type="float">
            <text:p>6</text:p>
          </table:table-cell>
          <table:table-cell table:style-name="ce16" office:value-type="float" office:value="1567.98" calcext:value-type="float">
            <text:p>1567.980</text:p>
          </table:table-cell>
          <table:table-cell table:style-name="ce6" table:formula="of:=((2^[.$B$4])*([.F22])*([.I22]))/[.$B$3]" office:value-type="float" office:value="6576.58478592" calcext:value-type="float">
            <text:p>6576.585</text:p>
          </table:table-cell>
          <table:table-cell table:style-name="ce3" table:formula="of:=ROUND([.G22])" office:value-type="float" office:value="6577" calcext:value-type="float">
            <text:p>6577</text:p>
          </table:table-cell>
          <table:table-cell table:style-name="ce3" office:value-type="float" office:value="64" calcext:value-type="float">
            <text:p>64</text:p>
          </table:table-cell>
          <table:table-cell table:style-name="ce17" table:formula="of:=IF(([.$B$3]*[.H22])/[.$B$7]&lt;0;CEILING(([.$B$3]*[.H22])/[.$B$7];SIGN(([.$B$3]*[.H22])/[.$B$7]);1);FLOOR(([.$B$3]*[.H22])/[.$B$7];SIGN(([.$B$3]*[.H22])/[.$B$7]);1))" office:value-type="float" office:value="100357" calcext:value-type="float">
            <text:p>100,357</text:p>
          </table:table-cell>
          <table:table-cell table:style-name="ce6" table:formula="of:=[.J22]/[.I22]" office:value-type="float" office:value="1568.078125" calcext:value-type="float">
            <text:p>1568.078</text:p>
          </table:table-cell>
          <table:table-cell table:style-name="ce6" table:formula="of:=1200*LOG(([.K22]/[.F22]);2)" office:value-type="float" office:value="0.108338132999465" calcext:value-type="float">
            <text:p>0.108</text:p>
          </table:table-cell>
          <table:table-cell table:style-name="ce17" table:formula="of:=[.K22]*[.I22]*[.$B$8]" office:value-type="float" office:value="802856" calcext:value-type="float">
            <text:p>802,856</text:p>
          </table:table-cell>
          <table:table-cell table:style-name="ce18" table:formula="of:=1/[.M22]" office:value-type="float" office:value="0.0000012455533744532" calcext:value-type="float">
            <text:p>1.246E-06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3" office:value-type="string" calcext:value-type="string">
            <text:p>A6</text:p>
          </table:table-cell>
          <table:table-cell table:style-name="ce3" office:value-type="float" office:value="6" calcext:value-type="float">
            <text:p>6</text:p>
          </table:table-cell>
          <table:table-cell table:style-name="ce15" office:value-type="float" office:value="1760" calcext:value-type="float">
            <text:p>1760.000</text:p>
          </table:table-cell>
          <table:table-cell table:style-name="ce6" table:formula="of:=((2^[.$B$4])*([.F23])*([.I23]))/[.$B$3]" office:value-type="float" office:value="7381.97504" calcext:value-type="float">
            <text:p>7381.975</text:p>
          </table:table-cell>
          <table:table-cell table:style-name="ce3" table:formula="of:=ROUND([.G23])" office:value-type="float" office:value="7382" calcext:value-type="float">
            <text:p>7382</text:p>
          </table:table-cell>
          <table:table-cell table:style-name="ce3" office:value-type="float" office:value="64" calcext:value-type="float">
            <text:p>64</text:p>
          </table:table-cell>
          <table:table-cell table:style-name="ce17" table:formula="of:=IF(([.$B$3]*[.H23])/[.$B$7]&lt;0;CEILING(([.$B$3]*[.H23])/[.$B$7];SIGN(([.$B$3]*[.H23])/[.$B$7]);1);FLOOR(([.$B$3]*[.H23])/[.$B$7];SIGN(([.$B$3]*[.H23])/[.$B$7]);1))" office:value-type="float" office:value="112640" calcext:value-type="float">
            <text:p>112,640</text:p>
          </table:table-cell>
          <table:table-cell table:style-name="ce6" table:formula="of:=[.J23]/[.I23]" office:value-type="float" office:value="1760" calcext:value-type="float">
            <text:p>1760.000</text:p>
          </table:table-cell>
          <table:table-cell table:style-name="ce6" table:formula="of:=1200*LOG(([.K23]/[.F23]);2)" office:value-type="float" office:value="0" calcext:value-type="float">
            <text:p>0.000</text:p>
          </table:table-cell>
          <table:table-cell table:style-name="ce17" table:formula="of:=[.K23]*[.I23]*[.$B$8]" office:value-type="float" office:value="901120" calcext:value-type="float">
            <text:p>901,120</text:p>
          </table:table-cell>
          <table:table-cell table:style-name="ce18" table:formula="of:=1/[.M23]" office:value-type="float" office:value="0.00000110973011363636" calcext:value-type="float">
            <text:p>1.110E-06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3" office:value-type="string" calcext:value-type="string">
            <text:p>B6</text:p>
          </table:table-cell>
          <table:table-cell table:style-name="ce3" office:value-type="float" office:value="6" calcext:value-type="float">
            <text:p>6</text:p>
          </table:table-cell>
          <table:table-cell table:style-name="ce14" office:value-type="float" office:value="1975.533" calcext:value-type="float">
            <text:p>1975.533</text:p>
          </table:table-cell>
          <table:table-cell table:style-name="ce6" table:formula="of:=((2^[.$B$4])*([.F24])*([.I24]))/[.$B$3]" office:value-type="float" office:value="8285.985964032" calcext:value-type="float">
            <text:p>8285.986</text:p>
          </table:table-cell>
          <table:table-cell table:style-name="ce3" table:formula="of:=ROUND([.G24])" office:value-type="float" office:value="8286" calcext:value-type="float">
            <text:p>8286</text:p>
          </table:table-cell>
          <table:table-cell table:style-name="ce3" office:value-type="float" office:value="64" calcext:value-type="float">
            <text:p>64</text:p>
          </table:table-cell>
          <table:table-cell table:style-name="ce17" table:formula="of:=IF(([.$B$3]*[.H24])/[.$B$7]&lt;0;CEILING(([.$B$3]*[.H24])/[.$B$7];SIGN(([.$B$3]*[.H24])/[.$B$7]);1);FLOOR(([.$B$3]*[.H24])/[.$B$7];SIGN(([.$B$3]*[.H24])/[.$B$7]);1))" office:value-type="float" office:value="126434" calcext:value-type="float">
            <text:p>126,434</text:p>
          </table:table-cell>
          <table:table-cell table:style-name="ce6" table:formula="of:=[.J24]/[.I24]" office:value-type="float" office:value="1975.53125" calcext:value-type="float">
            <text:p>1975.531</text:p>
          </table:table-cell>
          <table:table-cell table:style-name="ce6" table:formula="of:=1200*LOG(([.K24]/[.F24]);2)" office:value-type="float" office:value="-0.00153359165737264" calcext:value-type="float">
            <text:p>-0.002</text:p>
          </table:table-cell>
          <table:table-cell table:style-name="ce17" table:formula="of:=[.K24]*[.I24]*[.$B$8]" office:value-type="float" office:value="1011472" calcext:value-type="float">
            <text:p>1,011,472</text:p>
          </table:table-cell>
          <table:table-cell table:style-name="ce18" table:formula="of:=1/[.M24]" office:value-type="float" office:value="0.000000988658114114874" calcext:value-type="float">
            <text:p>9.887E-07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3" office:value-type="string" calcext:value-type="string">
            <text:p>C7</text:p>
          </table:table-cell>
          <table:table-cell table:style-name="ce3" office:value-type="float" office:value="7" calcext:value-type="float">
            <text:p>7</text:p>
          </table:table-cell>
          <table:table-cell table:style-name="ce14" office:value-type="float" office:value="2093.005" calcext:value-type="float">
            <text:p>2093.005</text:p>
          </table:table-cell>
          <table:table-cell table:style-name="ce6" table:formula="of:=((2^[.$B$4])*([.F25])*([.I25]))/[.$B$3]" office:value-type="float" office:value="4389.34962176" calcext:value-type="float">
            <text:p>4389.350</text:p>
          </table:table-cell>
          <table:table-cell table:style-name="ce3" table:formula="of:=ROUND([.G25])" office:value-type="float" office:value="4389" calcext:value-type="float">
            <text:p>4389</text:p>
          </table:table-cell>
          <table:table-cell table:style-name="ce3" office:value-type="float" office:value="32" calcext:value-type="float">
            <text:p>32</text:p>
          </table:table-cell>
          <table:table-cell table:style-name="ce17" table:formula="of:=IF(([.$B$3]*[.H25])/[.$B$7]&lt;0;CEILING(([.$B$3]*[.H25])/[.$B$7];SIGN(([.$B$3]*[.H25])/[.$B$7]);1);FLOOR(([.$B$3]*[.H25])/[.$B$7];SIGN(([.$B$3]*[.H25])/[.$B$7]);1))" office:value-type="float" office:value="66970" calcext:value-type="float">
            <text:p>66,970</text:p>
          </table:table-cell>
          <table:table-cell table:style-name="ce6" table:formula="of:=[.J25]/[.I25]" office:value-type="float" office:value="2092.8125" calcext:value-type="float">
            <text:p>2092.813</text:p>
          </table:table-cell>
          <table:table-cell table:style-name="ce6" table:formula="of:=1200*LOG(([.K25]/[.F25]);2)" office:value-type="float" office:value="-0.159234154226961" calcext:value-type="float">
            <text:p>-0.159</text:p>
          </table:table-cell>
          <table:table-cell table:style-name="ce17" table:formula="of:=[.K25]*[.I25]*[.$B$8]" office:value-type="float" office:value="535760" calcext:value-type="float">
            <text:p>535,760</text:p>
          </table:table-cell>
          <table:table-cell table:style-name="ce18" table:formula="of:=1/[.M25]" office:value-type="float" office:value="0.00000186650739136927" calcext:value-type="float">
            <text:p>1.867E-06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3" office:value-type="string" calcext:value-type="string">
            <text:p>A7</text:p>
          </table:table-cell>
          <table:table-cell table:style-name="ce3" office:value-type="float" office:value="7" calcext:value-type="float">
            <text:p>7</text:p>
          </table:table-cell>
          <table:table-cell table:style-name="ce15" office:value-type="float" office:value="3520" calcext:value-type="float">
            <text:p>3520.000</text:p>
          </table:table-cell>
          <table:table-cell table:style-name="ce6" table:formula="of:=((2^[.$B$4])*([.F26])*([.I26]))/[.$B$3]" office:value-type="float" office:value="7381.97504" calcext:value-type="float">
            <text:p>7381.975</text:p>
          </table:table-cell>
          <table:table-cell table:style-name="ce3" table:formula="of:=ROUND([.G26])" office:value-type="float" office:value="7382" calcext:value-type="float">
            <text:p>7382</text:p>
          </table:table-cell>
          <table:table-cell table:style-name="ce3" office:value-type="float" office:value="32" calcext:value-type="float">
            <text:p>32</text:p>
          </table:table-cell>
          <table:table-cell table:style-name="ce17" table:formula="of:=IF(([.$B$3]*[.H26])/[.$B$7]&lt;0;CEILING(([.$B$3]*[.H26])/[.$B$7];SIGN(([.$B$3]*[.H26])/[.$B$7]);1);FLOOR(([.$B$3]*[.H26])/[.$B$7];SIGN(([.$B$3]*[.H26])/[.$B$7]);1))" office:value-type="float" office:value="112640" calcext:value-type="float">
            <text:p>112,640</text:p>
          </table:table-cell>
          <table:table-cell table:style-name="ce6" table:formula="of:=[.J26]/[.I26]" office:value-type="float" office:value="3520" calcext:value-type="float">
            <text:p>3520.000</text:p>
          </table:table-cell>
          <table:table-cell table:style-name="ce6" table:formula="of:=1200*LOG(([.K26]/[.F26]);2)" office:value-type="float" office:value="0" calcext:value-type="float">
            <text:p>0.000</text:p>
          </table:table-cell>
          <table:table-cell table:style-name="ce17" table:formula="of:=[.K26]*[.I26]*[.$B$8]" office:value-type="float" office:value="901120" calcext:value-type="float">
            <text:p>901,120</text:p>
          </table:table-cell>
          <table:table-cell table:style-name="ce18" table:formula="of:=1/[.M26]" office:value-type="float" office:value="0.00000110973011363636" calcext:value-type="float">
            <text:p>1.110E-06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3" office:value-type="string" calcext:value-type="string">
            <text:p>B7</text:p>
          </table:table-cell>
          <table:table-cell table:style-name="ce3" office:value-type="float" office:value="7" calcext:value-type="float">
            <text:p>7</text:p>
          </table:table-cell>
          <table:table-cell table:style-name="ce15" office:value-type="float" office:value="3951.066" calcext:value-type="float">
            <text:p>3951.066</text:p>
          </table:table-cell>
          <table:table-cell table:style-name="ce6" table:formula="of:=((2^[.$B$4])*([.F27])*([.I27]))/[.$B$3]" office:value-type="float" office:value="8285.985964032" calcext:value-type="float">
            <text:p>8285.986</text:p>
          </table:table-cell>
          <table:table-cell table:style-name="ce3" table:formula="of:=ROUND([.G27])" office:value-type="float" office:value="8286" calcext:value-type="float">
            <text:p>8286</text:p>
          </table:table-cell>
          <table:table-cell table:style-name="ce3" office:value-type="float" office:value="32" calcext:value-type="float">
            <text:p>32</text:p>
          </table:table-cell>
          <table:table-cell table:style-name="ce17" table:formula="of:=IF(([.$B$3]*[.H27])/[.$B$7]&lt;0;CEILING(([.$B$3]*[.H27])/[.$B$7];SIGN(([.$B$3]*[.H27])/[.$B$7]);1);FLOOR(([.$B$3]*[.H27])/[.$B$7];SIGN(([.$B$3]*[.H27])/[.$B$7]);1))" office:value-type="float" office:value="126434" calcext:value-type="float">
            <text:p>126,434</text:p>
          </table:table-cell>
          <table:table-cell table:style-name="ce6" table:formula="of:=[.J27]/[.I27]" office:value-type="float" office:value="3951.0625" calcext:value-type="float">
            <text:p>3951.063</text:p>
          </table:table-cell>
          <table:table-cell table:style-name="ce6" table:formula="of:=1200*LOG(([.K27]/[.F27]);2)" office:value-type="float" office:value="-0.00153359165737264" calcext:value-type="float">
            <text:p>-0.002</text:p>
          </table:table-cell>
          <table:table-cell table:style-name="ce17" table:formula="of:=[.K27]*[.I27]*[.$B$8]" office:value-type="float" office:value="1011472" calcext:value-type="float">
            <text:p>1,011,472</text:p>
          </table:table-cell>
          <table:table-cell table:style-name="ce18" table:formula="of:=1/[.M27]" office:value-type="float" office:value="0.000000988658114114874" calcext:value-type="float">
            <text:p>9.887E-07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3" office:value-type="string" calcext:value-type="string">
            <text:p>C8</text:p>
          </table:table-cell>
          <table:table-cell table:style-name="ce3" office:value-type="float" office:value="8" calcext:value-type="float">
            <text:p>8</text:p>
          </table:table-cell>
          <table:table-cell table:style-name="ce15" office:value-type="float" office:value="4186.009" calcext:value-type="float">
            <text:p>4186.009</text:p>
          </table:table-cell>
          <table:table-cell table:style-name="ce6" table:formula="of:=((2^[.$B$4])*([.F28])*([.I28]))/[.$B$3]" office:value-type="float" office:value="4389.348573184" calcext:value-type="float">
            <text:p>4389.349</text:p>
          </table:table-cell>
          <table:table-cell table:style-name="ce3" table:formula="of:=ROUND([.G28])" office:value-type="float" office:value="4389" calcext:value-type="float">
            <text:p>4389</text:p>
          </table:table-cell>
          <table:table-cell table:style-name="ce3" office:value-type="float" office:value="16" calcext:value-type="float">
            <text:p>16</text:p>
          </table:table-cell>
          <table:table-cell table:style-name="ce17" table:formula="of:=IF(([.$B$3]*[.H28])/[.$B$7]&lt;0;CEILING(([.$B$3]*[.H28])/[.$B$7];SIGN(([.$B$3]*[.H28])/[.$B$7]);1);FLOOR(([.$B$3]*[.H28])/[.$B$7];SIGN(([.$B$3]*[.H28])/[.$B$7]);1))" office:value-type="float" office:value="66970" calcext:value-type="float">
            <text:p>66,970</text:p>
          </table:table-cell>
          <table:table-cell table:style-name="ce6" table:formula="of:=[.J28]/[.I28]" office:value-type="float" office:value="4185.625" calcext:value-type="float">
            <text:p>4185.625</text:p>
          </table:table-cell>
          <table:table-cell table:style-name="ce6" table:formula="of:=1200*LOG(([.K28]/[.F28]);2)" office:value-type="float" office:value="-0.158820577991867" calcext:value-type="float">
            <text:p>-0.159</text:p>
          </table:table-cell>
          <table:table-cell table:style-name="ce17" table:formula="of:=[.K28]*[.I28]*[.$B$8]" office:value-type="float" office:value="535760" calcext:value-type="float">
            <text:p>535,760</text:p>
          </table:table-cell>
          <table:table-cell table:style-name="ce18" table:formula="of:=1/[.M28]" office:value-type="float" office:value="0.00000186650739136927" calcext:value-type="float">
            <text:p>1.867E-06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3" office:value-type="string" calcext:value-type="string">
            <text:p>A8</text:p>
          </table:table-cell>
          <table:table-cell table:style-name="ce3" office:value-type="float" office:value="8" calcext:value-type="float">
            <text:p>8</text:p>
          </table:table-cell>
          <table:table-cell table:style-name="ce15" office:value-type="float" office:value="7040" calcext:value-type="float">
            <text:p>7040.000</text:p>
          </table:table-cell>
          <table:table-cell table:style-name="ce6" table:formula="of:=((2^[.$B$4])*([.F29])*([.I29]))/[.$B$3]" office:value-type="float" office:value="7381.97504" calcext:value-type="float">
            <text:p>7381.975</text:p>
          </table:table-cell>
          <table:table-cell table:style-name="ce3" table:formula="of:=ROUND([.G29])" office:value-type="float" office:value="7382" calcext:value-type="float">
            <text:p>7382</text:p>
          </table:table-cell>
          <table:table-cell table:style-name="ce3" office:value-type="float" office:value="16" calcext:value-type="float">
            <text:p>16</text:p>
          </table:table-cell>
          <table:table-cell table:style-name="ce17" table:formula="of:=IF(([.$B$3]*[.H29])/[.$B$7]&lt;0;CEILING(([.$B$3]*[.H29])/[.$B$7];SIGN(([.$B$3]*[.H29])/[.$B$7]);1);FLOOR(([.$B$3]*[.H29])/[.$B$7];SIGN(([.$B$3]*[.H29])/[.$B$7]);1))" office:value-type="float" office:value="112640" calcext:value-type="float">
            <text:p>112,640</text:p>
          </table:table-cell>
          <table:table-cell table:style-name="ce6" table:formula="of:=[.J29]/[.I29]" office:value-type="float" office:value="7040" calcext:value-type="float">
            <text:p>7040.000</text:p>
          </table:table-cell>
          <table:table-cell table:style-name="ce6" table:formula="of:=1200*LOG(([.K29]/[.F29]);2)" office:value-type="float" office:value="0" calcext:value-type="float">
            <text:p>0.000</text:p>
          </table:table-cell>
          <table:table-cell table:style-name="ce17" table:formula="of:=[.K29]*[.I29]*[.$B$8]" office:value-type="float" office:value="901120" calcext:value-type="float">
            <text:p>901,120</text:p>
          </table:table-cell>
          <table:table-cell table:style-name="ce18" table:formula="of:=1/[.M29]" office:value-type="float" office:value="0.00000110973011363636" calcext:value-type="float">
            <text:p>1.110E-06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3" office:value-type="string" calcext:value-type="string">
            <text:p>B8</text:p>
          </table:table-cell>
          <table:table-cell table:style-name="ce3" office:value-type="float" office:value="8" calcext:value-type="float">
            <text:p>8</text:p>
          </table:table-cell>
          <table:table-cell table:style-name="ce15" office:value-type="float" office:value="7902.133" calcext:value-type="float">
            <text:p>7902.133</text:p>
          </table:table-cell>
          <table:table-cell table:style-name="ce6" table:formula="of:=((2^[.$B$4])*([.F30])*([.I30]))/[.$B$3]" office:value-type="float" office:value="8285.987012608" calcext:value-type="float">
            <text:p>8285.987</text:p>
          </table:table-cell>
          <table:table-cell table:style-name="ce3" table:formula="of:=ROUND([.G30])" office:value-type="float" office:value="8286" calcext:value-type="float">
            <text:p>8286</text:p>
          </table:table-cell>
          <table:table-cell table:style-name="ce3" office:value-type="float" office:value="16" calcext:value-type="float">
            <text:p>16</text:p>
          </table:table-cell>
          <table:table-cell table:style-name="ce17" table:formula="of:=IF(([.$B$3]*[.H30])/[.$B$7]&lt;0;CEILING(([.$B$3]*[.H30])/[.$B$7];SIGN(([.$B$3]*[.H30])/[.$B$7]);1);FLOOR(([.$B$3]*[.H30])/[.$B$7];SIGN(([.$B$3]*[.H30])/[.$B$7]);1))" office:value-type="float" office:value="126434" calcext:value-type="float">
            <text:p>126,434</text:p>
          </table:table-cell>
          <table:table-cell table:style-name="ce6" table:formula="of:=[.J30]/[.I30]" office:value-type="float" office:value="7902.125" calcext:value-type="float">
            <text:p>7902.125</text:p>
          </table:table-cell>
          <table:table-cell table:style-name="ce6" table:formula="of:=1200*LOG(([.K30]/[.F30]);2)" office:value-type="float" office:value="-0.00175267606900293" calcext:value-type="float">
            <text:p>-0.002</text:p>
          </table:table-cell>
          <table:table-cell table:style-name="ce17" table:formula="of:=[.K30]*[.I30]*[.$B$8]" office:value-type="float" office:value="1011472" calcext:value-type="float">
            <text:p>1,011,472</text:p>
          </table:table-cell>
          <table:table-cell table:style-name="ce18" table:formula="of:=1/[.M30]" office:value-type="float" office:value="0.000000988658114114874" calcext:value-type="float">
            <text:p>9.887E-07</text:p>
          </table:table-cell>
          <table:table-cell table:number-columns-repeated="114"/>
        </table:table-row>
        <table:table-row table:style-name="ro1" table:number-rows-repeated="3">
          <table:table-cell table:number-columns-repeated="3"/>
          <table:table-cell table:style-name="ce3" table:number-columns-repeated="2"/>
          <table:table-cell table:style-name="ce15"/>
          <table:table-cell table:style-name="ce6"/>
          <table:table-cell table:style-name="ce3" table:number-columns-repeated="2"/>
          <table:table-cell table:style-name="ce17"/>
          <table:table-cell table:style-name="ce6" table:number-columns-repeated="2"/>
          <table:table-cell table:style-name="ce17"/>
          <table:table-cell table:style-name="ce18"/>
          <table:table-cell table:number-columns-repeated="114"/>
        </table:table-row>
        <table:table-row table:style-name="ro1" table:number-rows-repeated="1048542">
          <table:table-cell table:number-columns-repeated="128"/>
        </table:table-row>
        <table:table-row table:style-name="ro1">
          <table:table-cell table:number-columns-repeated="128"/>
        </table:table-row>
        <table:named-expressions>
          <table:named-expression table:name="Print_Area" table:base-cell-address="$Smarter.$A$1" table:expression="#REF!"/>
          <table:named-expression table:name="Sheet_Title" table:base-cell-address="$Smarter.$A$1" table:expression="&quot;Smarter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3" number:min-integer-digits="1"/>
    </number:number-style>
    <number:number-style style:name="N121">
      <number:scientific-number number:decimal-places="3" number:min-integer-digits="1" number:min-exponent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" style:font-family-complex="'Droid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Niev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marter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6T23:34:17.470779893</dc:date>
    <meta:creation-date>2017-12-20T17:25:44Z</meta:creation-date>
    <meta:editing-cycles>35</meta:editing-cycles>
    <meta:editing-duration>PT2H20M21S</meta:editing-duration>
    <meta:generator>LibreOffice/4.3.3.2$Linux_X86_64 LibreOffice_project/430m0$Build-2</meta:generator>
    <meta:document-statistic meta:table-count="2" meta:cell-count="624" meta:object-count="0"/>
  </office:meta>
</office:document-meta>
</file>